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cc7832" style:font-name="DejaVu Sans Mono" fo:font-size="9pt" fo:font-style="normal" fo:font-weight="bold" style:font-size-asian="9pt" style:font-style-asian="normal" style:font-weight-asian="bold"/>
    </style:style>
    <style:style style:name="T3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ffc66d" style:font-name="DejaVu Sans Mono" fo:font-size="9pt" fo:font-style="italic" fo:font-weight="normal" style:font-size-asian="9pt" style:font-style-asian="italic" style:font-weight-asian="normal"/>
    </style:style>
    <style:style style:name="T5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ffc66d" style:font-name="DejaVu Sans Mono" fo:font-size="9pt" fo:font-style="normal" fo:font-weight="bold" style:font-size-asian="9pt" style:font-style-asian="normal" style:font-weight-asian="bold"/>
    </style:style>
    <style:style style:name="T7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9876aa" style:font-name="DejaVu Sans Mono" fo:font-size="9pt" fo:font-style="normal" fo:font-weight="bold" style:font-size-asian="9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# Dodanie zabiegów które są przeprowadzane w naszej klinice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Przegląd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Konsultacja z planem leczenia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Znieczulenie miejscowe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Wypełnienie zęba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Leczenie próchnicy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Usuwanie kamienia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Piaskowanie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Wybielanie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Usuwanie zęba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Założenie aparatu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Leczenie kanałowe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Instruktaż higieny jamy ustnej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Fluoryzacja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Konsultacja chirurgiczna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Nacięcie i drenaż ropnia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Znieczulenie'</text:span><text:span text:style-name="T7">)</text:span><text:span text:style-name="T3">;</text:span><text:line-break/><text:span text:style-name="T2">INSERT INTO </text:span><text:span text:style-name="T7">zabieg(</text:span><text:span text:style-name="T10">id_zabieg</text:span><text:span text:style-name="T3">, </text:span><text:span text:style-name="T10">nazwa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8">'Leczenie zębów mlecznych'</text:span><text:span text:style-name="T7">)</text:span><text:span text:style-name="T3">;</text:span><text:line-break/><text:line-break/><text:span text:style-name="T1"># KONIECZNA BYŁA ZAMIANA KODOWANIA PONIEWAŻ BYŁO USTAWIONE NIEPOPRAWNE</text:span><text:line-break/><text:span text:style-name="T2">ALTER TABLE </text:span><text:span text:style-name="T7">dyzury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dyzury</text:span><text:line-break/><text:span text:style-name="T7"> <text:s/></text:span><text:span text:style-name="T2">DEFAULT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lekarz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lekarz</text:span><text:line-break/><text:span text:style-name="T7"> <text:s/></text:span><text:span text:style-name="T2">DEFAULT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logi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logi</text:span><text:line-break/><text:span text:style-name="T7"> <text:s/></text:span><text:span text:style-name="T2">DEFAULT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pacjent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pacjent</text:span><text:line-break/><text:span text:style-name="T7"> <text:s/></text:span><text:span text:style-name="T2">DEFAULT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pracownicy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pracownicy</text:span><text:line-break/><text:span text:style-name="T7"> <text:s/></text:span><text:span text:style-name="T2">DEFAULT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uslugi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uslugi</text:span><text:line-break/><text:span text:style-name="T7"> <text:s/></text:span><text:span text:style-name="T2">DEFAULT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użytkownicy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użytkownicy</text:span><text:line-break/><text:span text:style-name="T7"> <text:s/></text:span><text:span text:style-name="T2">DEFAULT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wizyty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oft-page-break/><text:span text:style-name="T2">ALTER TABLE </text:span><text:span text:style-name="T7">wizyty</text:span><text:line-break/><text:span text:style-name="T7"> <text:s/></text:span><text:span text:style-name="T2">DEFAULT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zabieg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ALTER TABLE </text:span><text:span text:style-name="T7">zabieg</text:span><text:line-break/><text:span text:style-name="T7"> <text:s/></text:span><text:span text:style-name="T2">DEFAULT CHARACTER SET </text:span><text:span text:style-name="T7">utf8 </text:span><text:span text:style-name="T2">COLLATE </text:span><text:span text:style-name="T7">utf8_general_ci</text:span><text:span text:style-name="T3">;</text:span><text:line-break/><text:line-break/><text:line-break/><text:span text:style-name="T2">ALTER TABLE </text:span><text:span text:style-name="T7">SCHEMATA</text:span><text:line-break/><text:span text:style-name="T7"> <text:s/></text:span><text:span text:style-name="T2">CONVERT TO CHARACTER SET </text:span><text:span text:style-name="T7">utf8 </text:span><text:span text:style-name="T2">COLLATE </text:span><text:span text:style-name="T7">utf8_general_ci</text:span><text:span text:style-name="T3">;</text:span><text:line-break/><text:span text:style-name="T2">show variables</text:span><text:span text:style-name="T3">;</text:span><text:line-break/><text:span text:style-name="T2">set </text:span><text:span text:style-name="T7">character_set_server = </text:span><text:span text:style-name="T5">utf8</text:span><text:span text:style-name="T3">;</text:span><text:line-break/></text:p>
      <text:p text:style-name="P1"><text:line-break/><text:line-break/><text:span text:style-name="T1">#======================&gt; TOWRZENIE UŻYTKOWNIKÓW <text:s/>&lt;==============================</text:span><text:line-break/><text:line-break/><text:span text:style-name="T2">CREATE USER </text:span><text:span text:style-name="T8">'lekarz'</text:span><text:span text:style-name="T7">@</text:span><text:span text:style-name="T8">'localhost' </text:span><text:span text:style-name="T2">IDENTIFIED BY </text:span><text:span text:style-name="T8">'lekarzyna'</text:span><text:span text:style-name="T3">;</text:span><text:line-break/><text:span text:style-name="T2">CREATE USER </text:span><text:span text:style-name="T8">'dyrektor'</text:span><text:span text:style-name="T7">@</text:span><text:span text:style-name="T8">'localhost' </text:span><text:span text:style-name="T2">IDENTIFIED BY </text:span><text:span text:style-name="T8">'dyrektorzyna'</text:span><text:span text:style-name="T3">;</text:span><text:line-break/><text:span text:style-name="T2">CREATE USER </text:span><text:span text:style-name="T8">'recepcjonistka'</text:span><text:span text:style-name="T7">@</text:span><text:span text:style-name="T8">'localhost' </text:span><text:span text:style-name="T2">IDENTIFIED BY </text:span><text:span text:style-name="T8">'recepta'</text:span><text:span text:style-name="T3">;</text:span><text:line-break/><text:span text:style-name="T2">CREATE USER </text:span><text:span text:style-name="T8">'administrator'</text:span><text:span text:style-name="T7">@</text:span><text:span text:style-name="T8">'localhost' </text:span><text:span text:style-name="T2">IDENTIFIED BY </text:span><text:span text:style-name="T8">'admin1'</text:span><text:span text:style-name="T3">;</text:span><text:line-break/><text:span text:style-name="T2">CREATE USER </text:span><text:span text:style-name="T8">'Test'</text:span><text:span text:style-name="T7">@</text:span><text:span text:style-name="T8">'localhost' </text:span><text:span text:style-name="T2">IDENTIFIED BY </text:span><text:span text:style-name="T8">'test'</text:span><text:span text:style-name="T3">;</text:span><text:line-break/><text:line-break/><text:line-break/><text:span text:style-name="T1">#======================&gt; NADAWANIE UPRAWNIEŃ <text:s/>&lt;=================================</text:span><text:line-break/><text:line-break/><text:span text:style-name="T2">GRANT SELECT ON </text:span><text:span text:style-name="T7">przychodnia.wizyty </text:span><text:span text:style-name="T2">TO </text:span><text:span text:style-name="T8">'lekarz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uslugi </text:span><text:span text:style-name="T2">TO </text:span><text:span text:style-name="T8">'lekarz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zabieg </text:span><text:span text:style-name="T2">TO </text:span><text:span text:style-name="T8">'lekarz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dyzury </text:span><text:span text:style-name="T2">TO </text:span><text:span text:style-name="T8">'lekarz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pacjent </text:span><text:span text:style-name="T2">TO </text:span><text:span text:style-name="T8">'lekarz'</text:span><text:span text:style-name="T7">@</text:span><text:span text:style-name="T8">'localhost'</text:span><text:span text:style-name="T3">;</text:span><text:line-break/><text:span text:style-name="T2">GRANT INSERT ON </text:span><text:span text:style-name="T7">przychodnia.urlopy </text:span><text:span text:style-name="T2">TO </text:span><text:span text:style-name="T8">'lekarz'</text:span><text:span text:style-name="T7">@</text:span><text:span text:style-name="T8">'localhost'</text:span><text:span text:style-name="T3">;</text:span><text:line-break/><text:span text:style-name="T2">GRANT SELECT <text:s/></text:span><text:span text:style-name="T7">(</text:span><text:span text:style-name="T10">id_pracownik</text:span><text:span text:style-name="T3">,</text:span><text:span text:style-name="T10">imie</text:span><text:span text:style-name="T3">,</text:span><text:span text:style-name="T10">Nazwisko</text:span><text:span text:style-name="T7">) </text:span><text:span text:style-name="T2">on </text:span><text:span text:style-name="T7">pracownicy </text:span><text:span text:style-name="T2">TO </text:span><text:span text:style-name="T8">'lekarz'</text:span><text:span text:style-name="T7">@</text:span><text:span text:style-name="T8">'localhost' </text:span><text:span text:style-name="T3">;</text:span><text:line-break/><text:line-break/><text:span text:style-name="T2">GRANT SELECT</text:span><text:span text:style-name="T3">,</text:span><text:span text:style-name="T2">UPDATE ON </text:span><text:span text:style-name="T7">przychodnia.pacjent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logi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użytkownicy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SELECT</text:span><text:span text:style-name="T3">,</text:span><text:span text:style-name="T2">UPDATE</text:span><text:span text:style-name="T3">,</text:span><text:span text:style-name="T2">DELETE ON </text:span><text:span text:style-name="T7">przychodnia.wizyty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SELECT</text:span><text:span text:style-name="T3">,</text:span><text:span text:style-name="T2">INSERT</text:span><text:span text:style-name="T3">,</text:span><text:span text:style-name="T2">UPDATE</text:span><text:span text:style-name="T3">,</text:span><text:span text:style-name="T2">DELETE <text:s/>ON </text:span><text:span text:style-name="T7">przychodnia.pracownicy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SELECT</text:span><text:span text:style-name="T3">,</text:span><text:span text:style-name="T2">INSERT</text:span><text:span text:style-name="T3">,</text:span><text:span text:style-name="T2">UPDATE</text:span><text:span text:style-name="T3">,</text:span><text:span text:style-name="T2">DELETE <text:s/>ON </text:span><text:span text:style-name="T7">przychodnia.uslugi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SELECT</text:span><text:span text:style-name="T3">,</text:span><text:span text:style-name="T2">INSERT</text:span><text:span text:style-name="T3">,</text:span><text:span text:style-name="T2">UPDATE</text:span><text:span text:style-name="T3">,</text:span><text:span text:style-name="T2">DELETE <text:s/>ON </text:span><text:span text:style-name="T7">przychodnia.dyzury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SELECT</text:span><text:span text:style-name="T3">,</text:span><text:span text:style-name="T2">INSERT</text:span><text:span text:style-name="T3">,</text:span><text:span text:style-name="T2">UPDATE</text:span><text:span text:style-name="T3">,</text:span><text:span text:style-name="T2">DELETE <text:s/>ON </text:span><text:span text:style-name="T7">przychodnia.urlopy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SELECT</text:span><text:span text:style-name="T3">,</text:span><text:span text:style-name="T2">INSERT</text:span><text:span text:style-name="T3">,</text:span><text:span text:style-name="T2">UPDATE</text:span><text:span text:style-name="T3">,</text:span><text:span text:style-name="T2">DELETE <text:s/>ON </text:span><text:span text:style-name="T7">przychodnia.zabieg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EXECUTE ON PROCEDURE </text:span><text:span text:style-name="T7">przychodnia.</text:span><text:span text:style-name="T4">deleteEmployee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span text:style-name="T2">GRANT EXECUTE ON PROCEDURE </text:span><text:span text:style-name="T7">przychodnia.</text:span><text:span text:style-name="T4">dochody </text:span><text:span text:style-name="T2">TO </text:span><text:span text:style-name="T8">'dyrektor'</text:span><text:span text:style-name="T7">@</text:span><text:span text:style-name="T8">'localhost'</text:span><text:span text:style-name="T3">;</text:span><text:line-break/><text:line-break/><text:span text:style-name="T2">GRANT SELECT</text:span><text:span text:style-name="T3">,</text:span><text:span text:style-name="T2">INSERT</text:span><text:span text:style-name="T3">,</text:span><text:span text:style-name="T2">UPDATE ON </text:span><text:span text:style-name="T7">przychodnia.pacjent </text:span><text:span text:style-name="T2">TO </text:span><text:span text:style-name="T8">'recepcjonistka'</text:span><text:span text:style-name="T7">@</text:span><text:span text:style-name="T8">'localhost'</text:span><text:span text:style-name="T3">;</text:span><text:line-break/><text:span text:style-name="T2">GRANT SELECT</text:span><text:span text:style-name="T3">,</text:span><text:span text:style-name="T2">INSERT</text:span><text:span text:style-name="T3">,</text:span><text:span text:style-name="T2">UPDATE</text:span><text:span text:style-name="T3">,</text:span><text:span text:style-name="T2">DELETE ON </text:span><text:span text:style-name="T7">przychodnia.wizyty </text:span><text:span text:style-name="T2">TO </text:span><text:span text:style-name="T8">'recepcjonistka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dyzury </text:span><text:span text:style-name="T2">TO </text:span><text:span text:style-name="T8">'recepcjonistka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lekarz </text:span><text:span text:style-name="T2">TO </text:span><text:span text:style-name="T8">'recepcjonistka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uslugi </text:span><text:span text:style-name="T2">TO </text:span><text:span text:style-name="T8">'recepcjonistka'</text:span><text:span text:style-name="T7">@</text:span><text:span text:style-name="T8">'localhost'</text:span><text:span text:style-name="T3">;</text:span><text:line-break/><text:span text:style-name="T2">GRANT SELECT ON </text:span><text:span text:style-name="T7">przychodnia.zabieg </text:span><text:span text:style-name="T2">TO </text:span><text:span text:style-name="T8">'recepcjonistka'</text:span><text:span text:style-name="T7">@</text:span><text:span text:style-name="T8">'localhost'</text:span><text:span text:style-name="T3">;</text:span><text:line-break/><text:span text:style-name="T2">GRANT SELECT <text:s/></text:span><text:span text:style-name="T7">(</text:span><text:span text:style-name="T10">id_pracownik</text:span><text:span text:style-name="T3">,</text:span><text:span text:style-name="T10">imie</text:span><text:span text:style-name="T3">,</text:span><text:span text:style-name="T10">Nazwisko</text:span><text:span text:style-name="T7">) </text:span><text:span text:style-name="T2">on </text:span><text:span text:style-name="T7">pracownicy </text:span><text:span text:style-name="T2">TO </text:span><text:span text:style-name="T8">'recepcjonistka'</text:span><text:span text:style-name="T7">@</text:span><text:span text:style-name="T8">'localhost' </text:span><text:span text:style-name="T3">;</text:span><text:line-break/><text:line-break/><text:line-break/><text:span text:style-name="T2">GRANT ALL PRIVILEGES ON </text:span><text:span text:style-name="T5">*</text:span><text:span text:style-name="T7">.</text:span><text:span text:style-name="T5">* </text:span><text:span text:style-name="T2">TO </text:span><text:span text:style-name="T8">'administrator'</text:span><text:span text:style-name="T7">@</text:span><text:span text:style-name="T8">'localhost' </text:span><text:span text:style-name="T2">WITH GRANT OPTION</text:span><text:span text:style-name="T3">;</text:span><text:line-break/><text:span text:style-name="T2">GRANT ALL PRIVILEGES ON </text:span><text:span text:style-name="T5">*</text:span><text:span text:style-name="T7">.</text:span><text:span text:style-name="T5">* </text:span><text:span text:style-name="T2">TO </text:span><text:span text:style-name="T8">'Test'</text:span><text:span text:style-name="T7">@</text:span><text:span text:style-name="T8">'localhost' </text:span><text:span text:style-name="T2">WITH GRANT OPTION</text:span><text:span text:style-name="T3">;</text:span><text:line-break/><text:line-break/><text:span text:style-name="T2">REVOKE SELECT ON </text:span><text:span text:style-name="T7">przychodnia.pracownicy </text:span><text:span text:style-name="T2">FROM </text:span><text:span text:style-name="T8">'lekarz'</text:span><text:span text:style-name="T7">@</text:span><text:span text:style-name="T8">'localhost'</text:span><text:span text:style-name="T3">;</text:span><text:line-break/><text:span text:style-name="T2">FLUSH PRIVILEGES</text:span><text:span text:style-name="T3">;</text:span><text:line-break/><text:line-break/><text:line-break/><text:line-break/><text:soft-page-break/><text:line-break/><text:span text:style-name="T1">#======================&gt; DODAWANIE PRACOWNIKÓW &lt;================================</text:span><text:line-break/><text:line-break/><text:span text:style-name="T2">INSERT INTO </text:span><text:span text:style-name="T7">pracownicy(</text:span><text:span text:style-name="T10">ID_PRACOWNIK</text:span><text:span text:style-name="T3">, 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9">1</text:span><text:span text:style-name="T3">, </text:span><text:span text:style-name="T7">"Janusz"</text:span><text:span text:style-name="T3">, </text:span><text:span text:style-name="T7">"Tomczykowski"</text:span><text:span text:style-name="T3">, </text:span><text:span text:style-name="T7">"1970-12-12"</text:span><text:span text:style-name="T3">, </text:span><text:span text:style-name="T7">"696345712"</text:span><text:span text:style-name="T3">, </text:span><text:span text:style-name="T8">'12127058734'</text:span><text:span text:style-name="T3">, </text:span><text:span text:style-name="T9">7700</text:span><text:span text:style-name="T3">, </text:span><text:span text:style-name="T7">"Warszawa, ul.Sielanowska 32")</text:span><text:span text:style-name="T3">;</text:span><text:line-break/><text:span text:style-name="T2">INSERT INTO </text:span><text:span text:style-name="T7">pracownicy(</text:span><text:span text:style-name="T10">id_pracownik</text:span><text:span text:style-name="T3">, 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7">"Wiktoria"</text:span><text:span text:style-name="T3">, </text:span><text:span text:style-name="T7">"Zawisz"</text:span><text:span text:style-name="T3">, </text:span><text:span text:style-name="T7">"1995-06-13"</text:span><text:span text:style-name="T3">, </text:span><text:span text:style-name="T9">789587453</text:span><text:span text:style-name="T3">, </text:span><text:span text:style-name="T8">'95061384695'</text:span><text:span text:style-name="T3">, </text:span><text:span text:style-name="T9">3000</text:span><text:span text:style-name="T3">, </text:span><text:span text:style-name="T7">"Warszawa,ul. Lodowa 12")</text:span><text:span text:style-name="T3">;</text:span><text:line-break/><text:span text:style-name="T2">INSERT INTO </text:span><text:span text:style-name="T7">pracownicy(</text:span><text:span text:style-name="T10">id_pracownik</text:span><text:span text:style-name="T3">, 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7">"Jerzy"</text:span><text:span text:style-name="T3">, </text:span><text:span text:style-name="T7">"Warzycha"</text:span><text:span text:style-name="T3">, </text:span><text:span text:style-name="T7">"1980-01-01"</text:span><text:span text:style-name="T3">, </text:span><text:span text:style-name="T9">455879322</text:span><text:span text:style-name="T3">, </text:span><text:span text:style-name="T8">'01018048753'</text:span><text:span text:style-name="T3">, </text:span><text:span text:style-name="T9">4800</text:span><text:span text:style-name="T3">, </text:span><text:span text:style-name="T7">"Warszawa,ul. Zamojskiego 59")</text:span><text:span text:style-name="T3">;</text:span><text:line-break/><text:span text:style-name="T2">INSERT INTO </text:span><text:span text:style-name="T7">pracownicy(</text:span><text:span text:style-name="T10">id_pracownik</text:span><text:span text:style-name="T3">, 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7">"Witold"</text:span><text:span text:style-name="T3">, </text:span><text:span text:style-name="T7">"Bielecki"</text:span><text:span text:style-name="T3">, </text:span><text:span text:style-name="T7">"1979-02-27"</text:span><text:span text:style-name="T3">, </text:span><text:span text:style-name="T9">358658748</text:span><text:span text:style-name="T3">, </text:span><text:span text:style-name="T8">'79022794602'</text:span><text:span text:style-name="T3">, </text:span><text:span text:style-name="T9">5000</text:span><text:span text:style-name="T3">, </text:span><text:span text:style-name="T7">"Warszawa,ul.Powstańców Śląskich 31")</text:span><text:span text:style-name="T3">;</text:span><text:line-break/><text:span text:style-name="T2">INSERT INTO </text:span><text:span text:style-name="T7">pracownicy(</text:span><text:span text:style-name="T10">id_pracownik</text:span><text:span text:style-name="T3">, 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7">"Grażyna"</text:span><text:span text:style-name="T3">, </text:span><text:span text:style-name="T7">"Wójcik"</text:span><text:span text:style-name="T3">, </text:span><text:span text:style-name="T7">"1968-05-17"</text:span><text:span text:style-name="T3">, </text:span><text:span text:style-name="T9">696831359</text:span><text:span text:style-name="T3">, </text:span><text:span text:style-name="T8">'68051750682'</text:span><text:span text:style-name="T3">, </text:span><text:span text:style-name="T9">5200</text:span><text:span text:style-name="T3">, </text:span><text:span text:style-name="T7">"Warszawa,ul.Wiktora Lisa 78")</text:span><text:span text:style-name="T3">;</text:span><text:line-break/><text:span text:style-name="T2">INSERT INTO </text:span><text:span text:style-name="T7">pracownicy(</text:span><text:span text:style-name="T10">id_pracownik</text:span><text:span text:style-name="T3">, 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7">"Elżbieta"</text:span><text:span text:style-name="T3">, </text:span><text:span text:style-name="T7">"Borszyc"</text:span><text:span text:style-name="T3">, </text:span><text:span text:style-name="T7">"1985-03-13"</text:span><text:span text:style-name="T3">, </text:span><text:span text:style-name="T9">425428478</text:span><text:span text:style-name="T3">, </text:span><text:span text:style-name="T8">'85031367940'</text:span><text:span text:style-name="T3">, </text:span><text:span text:style-name="T9">4400</text:span><text:span text:style-name="T3">, </text:span><text:span text:style-name="T7">"Warszawa, ul.Gwiezdna 15")</text:span><text:span text:style-name="T3">;</text:span><text:line-break/><text:span text:style-name="T2">INSERT INTO </text:span><text:span text:style-name="T7">pracownicy(</text:span><text:span text:style-name="T10">id_pracownik</text:span><text:span text:style-name="T3">, 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7">"Grzegorz"</text:span><text:span text:style-name="T3">, </text:span><text:span text:style-name="T7">"Brzęczyszczykiewicz"</text:span><text:span text:style-name="T3">, </text:span><text:span text:style-name="T7">"1981-07-07"</text:span><text:span text:style-name="T3">, </text:span><text:span text:style-name="T9">564545782</text:span><text:span text:style-name="T3">, </text:span><text:span text:style-name="T8">'81070173648'</text:span><text:span text:style-name="T3">, </text:span><text:span text:style-name="T9">3900</text:span><text:span text:style-name="T3">,</text:span><text:line-break/><text:span text:style-name="T3"> <text:s text:c="7"/></text:span><text:span text:style-name="T7">"Chrząszczyżewoszyce 85, powiat Łękołody")</text:span><text:span text:style-name="T3">;</text:span><text:line-break/><text:span text:style-name="T2">INSERT INTO </text:span><text:span text:style-name="T7">pracownicy(</text:span><text:span text:style-name="T10">id_pracownik</text:span><text:span text:style-name="T3">, 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7">"Anna"</text:span><text:span text:style-name="T3">, </text:span><text:span text:style-name="T7">"Lipska"</text:span><text:span text:style-name="T3">, </text:span><text:span text:style-name="T7">"1987-09-27"</text:span><text:span text:style-name="T3">, </text:span><text:span text:style-name="T9">698455201</text:span><text:span text:style-name="T3">, </text:span><text:span text:style-name="T8">'87902739482'</text:span><text:span text:style-name="T3">, </text:span><text:span text:style-name="T9">4900</text:span><text:span text:style-name="T3">, </text:span><text:span text:style-name="T7">"Warszawa, al.Wiślana 111")</text:span><text:span text:style-name="T3">;</text:span><text:line-break/><text:span text:style-name="T2">INSERT INTO </text:span><text:span text:style-name="T7">pracownicy(</text:span><text:span text:style-name="T10">id_pracownik</text:span><text:span text:style-name="T3">, 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2">null</text:span><text:span text:style-name="T3">, </text:span><text:span text:style-name="T7">"Aleksandra"</text:span><text:span text:style-name="T3">, </text:span><text:span text:style-name="T7">"Wlewska"</text:span><text:span text:style-name="T3">, </text:span><text:span text:style-name="T7">"1983-10-10"</text:span><text:span text:style-name="T3">, </text:span><text:span text:style-name="T9">787754788</text:span><text:span text:style-name="T3">, </text:span><text:span text:style-name="T8">'93101016002'</text:span><text:span text:style-name="T3">, </text:span><text:span text:style-name="T9">4500</text:span><text:span text:style-name="T3">, </text:span><text:span text:style-name="T7">"Warszawa,ul.Marszałkowska 94"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Grzegorz'</text:span><text:span text:style-name="T3">, </text:span><text:span text:style-name="T8">'Brzęczyk'</text:span><text:span text:style-name="T3">, </text:span><text:span text:style-name="T8">'1990-03-26'</text:span><text:span text:style-name="T3">, </text:span><text:span text:style-name="T8">'500956777'</text:span><text:span text:style-name="T3">, </text:span><text:span text:style-name="T8">'90032683551'</text:span><text:span text:style-name="T3">, </text:span><text:span text:style-name="T8">'6000'</text:span><text:span text:style-name="T3">, </text:span><text:span text:style-name="T8">'Wrocław, ul. Prusa 20'</text:span><text:span text:style-name="T7">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Wiktora'</text:span><text:span text:style-name="T3">, </text:span><text:span text:style-name="T8">'Kowalska'</text:span><text:span text:style-name="T3">, </text:span><text:span text:style-name="T8">'1978-05-13'</text:span><text:span text:style-name="T3">, </text:span><text:span text:style-name="T8">'678456778'</text:span><text:span text:style-name="T3">, </text:span><text:span text:style-name="T8">'78051359824'</text:span><text:span text:style-name="T3">, </text:span><text:span text:style-name="T8">'4300'</text:span><text:span text:style-name="T3">, </text:span><text:span text:style-name="T8">'Warszawa, ul. Spokojna 108'</text:span><text:span text:style-name="T7">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Jarosław'</text:span><text:span text:style-name="T3">, </text:span><text:span text:style-name="T8">'Mielczarek'</text:span><text:span text:style-name="T3">, </text:span><text:span text:style-name="T8">'1969-12-16'</text:span><text:span text:style-name="T3">, </text:span><text:span text:style-name="T8">'608000849'</text:span><text:span text:style-name="T3">, </text:span><text:span text:style-name="T8">'69121627198'</text:span><text:span text:style-name="T3">, </text:span><text:span text:style-name="T8">'5125'</text:span><text:span text:style-name="T3">, </text:span><text:span text:style-name="T8">'Bydgoszcz, ul. 108'</text:span><text:span text:style-name="T7">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Monika'</text:span><text:span text:style-name="T3">, </text:span><text:span text:style-name="T8">'Wróbel'</text:span><text:span text:style-name="T3">, </text:span><text:span text:style-name="T8">'1988-09-07'</text:span><text:span text:style-name="T3">, </text:span><text:span text:style-name="T8">'877345678'</text:span><text:span text:style-name="T3">, </text:span><text:span text:style-name="T8">'88090763366'</text:span><text:span text:style-name="T3">, </text:span><text:span text:style-name="T8">'4970'</text:span><text:span text:style-name="T3">, </text:span><text:span text:style-name="T8">'Wrocław, ul. Piastowska 35'</text:span><text:span text:style-name="T7">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Katarzyna'</text:span><text:span text:style-name="T3">, </text:span><text:span text:style-name="T8">'Królikowska'</text:span><text:span text:style-name="T3">, </text:span><text:span text:style-name="T8">'1984-05-14'</text:span><text:span text:style-name="T3">, </text:span><text:span text:style-name="T8">'549780002'</text:span><text:span text:style-name="T3">, </text:span><text:span text:style-name="T8">'84051462781'</text:span><text:span text:style-name="T3">, </text:span><text:span text:style-name="T8">'5200'</text:span><text:span text:style-name="T3">, </text:span><text:span text:style-name="T8">'Legnica, ul. Złota 23'</text:span><text:span text:style-name="T7">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Magdalena'</text:span><text:span text:style-name="T3">, </text:span><text:span text:style-name="T8">'Mikołajczyk'</text:span><text:span text:style-name="T3">, </text:span><text:span text:style-name="T8">'1980-08-31'</text:span><text:span text:style-name="T3">, </text:span><text:span text:style-name="T8">'530456788'</text:span><text:span text:style-name="T3">, </text:span><text:span text:style-name="T8">'80083168246'</text:span><text:span text:style-name="T3">, </text:span><text:span text:style-name="T8">'6203'</text:span><text:span text:style-name="T3">, </text:span><text:span text:style-name="T8">'Katowice, ul. Długa 87'</text:span><text:span text:style-name="T7">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Zdzisława'</text:span><text:span text:style-name="T3">, </text:span><text:span text:style-name="T8">'Marchewka'</text:span><text:span text:style-name="T3">, </text:span><text:span text:style-name="T8">'1974-10-22'</text:span><text:span text:style-name="T3">, </text:span><text:span text:style-name="T8">'567233598'</text:span><text:span text:style-name="T3">, </text:span><text:span text:style-name="T8">'74102252249'</text:span><text:span text:style-name="T3">, </text:span><text:span text:style-name="T8">'6000'</text:span><text:span text:style-name="T3">, </text:span><text:span text:style-name="T8">'Wrocław ul. Nowowiejska 87'</text:span><text:span text:style-name="T7">)</text:span><text:span text:style-name="T3">;</text:span><text:line-break/><text:soft-pag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Barbara'</text:span><text:span text:style-name="T3">, </text:span><text:span text:style-name="T8">'Dymska'</text:span><text:span text:style-name="T3">, </text:span><text:span text:style-name="T8">'1989-12-18'</text:span><text:span text:style-name="T3">, </text:span><text:span text:style-name="T8">'657883200'</text:span><text:span text:style-name="T3">, </text:span><text:span text:style-name="T8">'89121825587'</text:span><text:span text:style-name="T3">, </text:span><text:span text:style-name="T8">'5500'</text:span><text:span text:style-name="T3">, </text:span><text:span text:style-name="T8">'Wrocław ul. Wyszyńskiego 20'</text:span><text:span text:style-name="T7">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Alicja'</text:span><text:span text:style-name="T3">, </text:span><text:span text:style-name="T8">'Kuśmierek'</text:span><text:span text:style-name="T3">, </text:span><text:span text:style-name="T8">'1972-02-08'</text:span><text:span text:style-name="T3">, </text:span><text:span text:style-name="T8">'549888293'</text:span><text:span text:style-name="T3">, </text:span><text:span text:style-name="T8">'72020848982'</text:span><text:span text:style-name="T3">, </text:span><text:span text:style-name="T8">'4800'</text:span><text:span text:style-name="T3">, </text:span><text:span text:style-name="T8">'Katowice ul. Słowackiego 5'</text:span><text:span text:style-name="T7">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Martyna'</text:span><text:span text:style-name="T3">, </text:span><text:span text:style-name="T8">'Drabowska'</text:span><text:span text:style-name="T3">, </text:span><text:span text:style-name="T8">'1991-06-24'</text:span><text:span text:style-name="T3">, </text:span><text:span text:style-name="T8">'876333400'</text:span><text:span text:style-name="T3">, </text:span><text:span text:style-name="T8">'91062447887'</text:span><text:span text:style-name="T3">, </text:span><text:span text:style-name="T8">'6000'</text:span><text:span text:style-name="T3">, </text:span><text:span text:style-name="T8">'Legnica ul. Długa 5'</text:span><text:span text:style-name="T7">)</text:span><text:span text:style-name="T3">;</text:span><text:line-break/><text:span text:style-name="T2">INSERT INTO </text:span><text:span text:style-name="T7">pracownicy(</text:span><text:span text:style-name="T10">Imie</text:span><text:span text:style-name="T3">, </text:span><text:span text:style-name="T10">Nazwisko</text:span><text:span text:style-name="T3">, </text:span><text:span text:style-name="T10">Data_urodzenia</text:span><text:span text:style-name="T3">, </text:span><text:span text:style-name="T10">nr_telefonu</text:span><text:span text:style-name="T3">, </text:span><text:span text:style-name="T10">Pesel</text:span><text:span text:style-name="T3">, </text:span><text:span text:style-name="T10">Pensj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Patrycja'</text:span><text:span text:style-name="T3">, </text:span><text:span text:style-name="T8">'Krawczyk'</text:span><text:span text:style-name="T3">, </text:span><text:span text:style-name="T8">'1970-12-27'</text:span><text:span text:style-name="T3">, </text:span><text:span text:style-name="T8">'678433002'</text:span><text:span text:style-name="T3">, </text:span><text:span text:style-name="T8">'70122731128'</text:span><text:span text:style-name="T3">, </text:span><text:span text:style-name="T8">'5670'</text:span><text:span text:style-name="T3">, </text:span><text:span text:style-name="T8">'Wrocław ul. Grunwaldzka 12'</text:span><text:span text:style-name="T7">)</text:span><text:span text:style-name="T3">;</text:span><text:line-break/><text:line-break/><text:span text:style-name="T1">#======================&gt; DODAWANIE LEKARZY &lt;================================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7">"Chirurgia stomatologiczn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7">"Chirurgia stomatologiczn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7">"Protetyka stomatologiczn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7">"Protetyka stomatologiczn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7">"Stomatologia zachowawcza z endodoncją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7">"Stomatologia zachowawcza z endodoncją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7">"Stomatologia zachowawcza z endodoncją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7">"Ortodoncj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7">"Ortodoncj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7">"Ortodoncj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7">"Stomatologia dziecięc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7">"Stomatologia dziecięc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7">"Stomatologia dziecięc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7">"Stomatologia zachowawcza z endodoncją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7</text:span><text:span text:style-name="T3">, </text:span><text:span text:style-name="T7">"Chirurgia stomatologiczn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7">"Protetyka stomatologiczn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7">"Protetyka stomatologiczna")</text:span><text:span text:style-name="T3">;</text:span><text:line-break/><text:span text:style-name="T2">INSERT INTO </text:span><text:span text:style-name="T7">lekarz(</text:span><text:span text:style-name="T10">ID_LEKARZ</text:span><text:span text:style-name="T3">, </text:span><text:span text:style-name="T10">SPECJALIZACJA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7">"Stomatologia zachowawcza z endodoncją")</text:span><text:span text:style-name="T3">;</text:span><text:line-break/></text:p>
      <text:p text:style-name="P1"><text:line-break/><text:span text:style-name="T1">##======================&gt; DODAWANIE UŻYTKOWNIKÓW &lt;===========================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</text:span><text:span text:style-name="T3">, </text:span><text:span text:style-name="T7">"dyr124"</text:span><text:span text:style-name="T3">, </text:span><text:span text:style-name="T7">"Dyrektor@12"</text:span><text:span text:style-name="T3">, </text:span><text:span text:style-name="T7">"Dyrektor"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2</text:span><text:span text:style-name="T3">, </text:span><text:span text:style-name="T7">"rehcept123"</text:span><text:span text:style-name="T3">, </text:span><text:span text:style-name="T7">"recepcjonistka@2443"</text:span><text:span text:style-name="T3">, </text:span><text:span text:style-name="T7">"Recepcjonistka"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7">"gdggs4y52r"</text:span><text:span text:style-name="T3">, </text:span><text:span text:style-name="T8">'lek@1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7">"5fg6kczrgc"</text:span><text:span text:style-name="T3">, </text:span><text:span text:style-name="T8">'lek@2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7">"c5tvc445cs"</text:span><text:span text:style-name="T3">, </text:span><text:span text:style-name="T8">'lek@3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oft-page-break/><text:span text:style-name="T2">VALUES </text:span><text:span text:style-name="T7">(</text:span><text:span text:style-name="T9">6</text:span><text:span text:style-name="T3">, </text:span><text:span text:style-name="T7">"xfjgevgjdb"</text:span><text:span text:style-name="T3">, </text:span><text:span text:style-name="T8">'lek@4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7">"erbeibb4tb"</text:span><text:span text:style-name="T3">, </text:span><text:span text:style-name="T8">'lek@7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7">"dscfhth65h"</text:span><text:span text:style-name="T3">, </text:span><text:span text:style-name="T8">'lek@5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7">"ctzeffb5y5"</text:span><text:span text:style-name="T3">, </text:span><text:span text:style-name="T8">'lek@6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7">"dgc3xzfsd4"</text:span><text:span text:style-name="T3">, </text:span><text:span text:style-name="T8">'lek@8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7">"gfcrfcwzwt"</text:span><text:span text:style-name="T3">, </text:span><text:span text:style-name="T8">'lek@9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7">"ejgvrhuujn"</text:span><text:span text:style-name="T3">, </text:span><text:span text:style-name="T8">'lek@10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7">"6ubu88m64v"</text:span><text:span text:style-name="T3">, </text:span><text:span text:style-name="T8">'lek@11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7">"wbbtym676m"</text:span><text:span text:style-name="T3">, </text:span><text:span text:style-name="T8">'lek@12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7">"btryn55und"</text:span><text:span text:style-name="T3">, </text:span><text:span text:style-name="T8">'lek@13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7">"8dpa3k44gc"</text:span><text:span text:style-name="T3">, </text:span><text:span text:style-name="T8">'lek@14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7</text:span><text:span text:style-name="T3">, </text:span><text:span text:style-name="T7">"sgxv4445cs"</text:span><text:span text:style-name="T3">, </text:span><text:span text:style-name="T8">'lek@15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7">"pp78e3gjdb"</text:span><text:span text:style-name="T3">, </text:span><text:span text:style-name="T8">'lek@16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7">"xxs60bb4tb"</text:span><text:span text:style-name="T3">, </text:span><text:span text:style-name="T8">'lek@17'</text:span><text:span text:style-name="T3">, </text:span><text:span text:style-name="T8">'Lekarz'</text:span><text:span text:style-name="T7">)</text:span><text:span text:style-name="T3">;</text:span><text:line-break/><text:span text:style-name="T2">INSERT INTO </text:span><text:span text:style-name="T7">użytkownicy(</text:span><text:span text:style-name="T10">ID_UŻYTKOWNIKA</text:span><text:span text:style-name="T3">, </text:span><text:span text:style-name="T10">HASŁO</text:span><text:span text:style-name="T3">, </text:span><text:span text:style-name="T10">LOGIN</text:span><text:span text:style-name="T3">, </text:span><text:span text:style-name="T10">STANOWSKO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7">"sfhthth65h"</text:span><text:span text:style-name="T3">, </text:span><text:span text:style-name="T8">'lek@18'</text:span><text:span text:style-name="T3">, </text:span><text:span text:style-name="T8">'Lekarz'</text:span><text:span text:style-name="T7">)</text:span><text:span text:style-name="T3">;</text:span><text:line-break/><text:line-break/><text:span text:style-name="T1">##======================&gt; DODAWANIE PACJENTÓW &lt;=============================</text:span><text:line-break/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Anna'</text:span><text:span text:style-name="T3">, </text:span><text:span text:style-name="T8">'Nowak'</text:span><text:span text:style-name="T3">, </text:span><text:span text:style-name="T8">'62072997888'</text:span><text:span text:style-name="T3">, </text:span><text:span text:style-name="T8">'678450669'</text:span><text:span text:style-name="T3">, </text:span><text:span text:style-name="T8">'1962-07-29'</text:span><text:span text:style-name="T3">, </text:span><text:span text:style-name="T8">'Bygdoszcz ul. Słoneczna 45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Renata'</text:span><text:span text:style-name="T3">, </text:span><text:span text:style-name="T8">'Mazur'</text:span><text:span text:style-name="T3">, </text:span><text:span text:style-name="T8">'86103199229'</text:span><text:span text:style-name="T3">, </text:span><text:span text:style-name="T8">'507844500'</text:span><text:span text:style-name="T3">, </text:span><text:span text:style-name="T8">'1986-10-31'</text:span><text:span text:style-name="T3">, </text:span><text:span text:style-name="T8">'Myślibórz ul. Biała 109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Hanna'</text:span><text:span text:style-name="T3">, </text:span><text:span text:style-name="T8">'Drabik'</text:span><text:span text:style-name="T3">, </text:span><text:span text:style-name="T8">'57010635148'</text:span><text:span text:style-name="T3">, </text:span><text:span text:style-name="T8">'523500565'</text:span><text:span text:style-name="T3">, </text:span><text:span text:style-name="T8">'1957-01-06'</text:span><text:span text:style-name="T3">, </text:span><text:span text:style-name="T8">'Warszawa ul. Kolorowa 34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Jan'</text:span><text:span text:style-name="T3">, </text:span><text:span text:style-name="T8">'Kowalski'</text:span><text:span text:style-name="T3">, </text:span><text:span text:style-name="T8">'80040177698'</text:span><text:span text:style-name="T3">, </text:span><text:span text:style-name="T8">'677223456'</text:span><text:span text:style-name="T3">, </text:span><text:span text:style-name="T8">'1980-04-01'</text:span><text:span text:style-name="T3">, </text:span><text:span text:style-name="T8">'Warszawa ul. Złota 34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Bogdan'</text:span><text:span text:style-name="T3">, </text:span><text:span text:style-name="T8">'Łakomy'</text:span><text:span text:style-name="T3">, </text:span><text:span text:style-name="T8">'74013172559'</text:span><text:span text:style-name="T3">, </text:span><text:span text:style-name="T8">'888345678'</text:span><text:span text:style-name="T3">, </text:span><text:span text:style-name="T8">'1974-01-31'</text:span><text:span text:style-name="T3">, </text:span><text:span text:style-name="T8">'Katowice ul. Mała 50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Robert'</text:span><text:span text:style-name="T3">, </text:span><text:span text:style-name="T8">'Sosna'</text:span><text:span text:style-name="T3">, </text:span><text:span text:style-name="T8">'66072784312'</text:span><text:span text:style-name="T3">, </text:span><text:span text:style-name="T8">'500435678'</text:span><text:span text:style-name="T3">, </text:span><text:span text:style-name="T8">'1966-07-27'</text:span><text:span text:style-name="T3">, </text:span><text:span text:style-name="T8">'Wielun ul. Wyszyńskiego 4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Marian'</text:span><text:span text:style-name="T3">, </text:span><text:span text:style-name="T8">'Kluska'</text:span><text:span text:style-name="T3">, </text:span><text:span text:style-name="T8">'93070726734'</text:span><text:span text:style-name="T3">, </text:span><text:span text:style-name="T8">'768424200'</text:span><text:span text:style-name="T3">, </text:span><text:span text:style-name="T8">'1993-07-07'</text:span><text:span text:style-name="T3">, </text:span><text:span text:style-name="T8">'Wieruszow ul. Nowa 67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Marlena'</text:span><text:span text:style-name="T3">, </text:span><text:span text:style-name="T8">'Malinowska'</text:span><text:span text:style-name="T3">, </text:span><text:span text:style-name="T8">'01252283786 '</text:span><text:span text:style-name="T3">, </text:span><text:span text:style-name="T8">'506888777'</text:span><text:span text:style-name="T3">, </text:span><text:span text:style-name="T8">'2001-05-22'</text:span><text:span text:style-name="T3">, </text:span><text:span text:style-name="T8">'Dzialoszyn ul. Słowiańska 1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Stanisław'</text:span><text:span text:style-name="T3">, </text:span><text:span text:style-name="T8">'Wierzbiński'</text:span><text:span text:style-name="T3">, </text:span><text:span text:style-name="T8">'43112648711'</text:span><text:span text:style-name="T3">, </text:span><text:span text:style-name="T8">'678000324'</text:span><text:span text:style-name="T3">, </text:span><text:span text:style-name="T8">'1943-11-26'</text:span><text:span text:style-name="T3">, </text:span><text:span text:style-name="T8">'Białystok ul. 3 Maja 30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Marek'</text:span><text:span text:style-name="T3">, </text:span><text:span text:style-name="T8">'Wolny'</text:span><text:span text:style-name="T3">, </text:span><text:span text:style-name="T8">'50071465637'</text:span><text:span text:style-name="T3">, </text:span><text:span text:style-name="T8">'666903456'</text:span><text:span text:style-name="T3">, </text:span><text:span text:style-name="T8">'1950-07-14'</text:span><text:span text:style-name="T3">, </text:span><text:span text:style-name="T8">'Warszawa ul. Spokojna 59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Anna'</text:span><text:span text:style-name="T3">, </text:span><text:span text:style-name="T8">'Wolna'</text:span><text:span text:style-name="T3">, </text:span><text:span text:style-name="T8">'77092768943'</text:span><text:span text:style-name="T3">, </text:span><text:span text:style-name="T8">'603567892'</text:span><text:span text:style-name="T3">, </text:span><text:span text:style-name="T8">'1977-09-27'</text:span><text:span text:style-name="T3">, </text:span><text:span text:style-name="T8">'Warszawa ul. Mokra 102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Anna'</text:span><text:span text:style-name="T3">, </text:span><text:span text:style-name="T8">'Włodarczyk'</text:span><text:span text:style-name="T3">, </text:span><text:span text:style-name="T8">'74082968884'</text:span><text:span text:style-name="T3">, </text:span><text:span text:style-name="T8">'507888999'</text:span><text:span text:style-name="T3">, </text:span><text:span text:style-name="T8">'1974-08-29'</text:span><text:span text:style-name="T3">, </text:span><text:span text:style-name="T8">'Wrocław ul. Zakładowa 5'</text:span><text:span text:style-name="T7">)</text:span><text:span text:style-name="T3">;</text:span><text:line-break/><text:soft-pag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Anna'</text:span><text:span text:style-name="T3">, </text:span><text:span text:style-name="T8">'Majewska'</text:span><text:span text:style-name="T3">, </text:span><text:span text:style-name="T8">'68121951447'</text:span><text:span text:style-name="T3">, </text:span><text:span text:style-name="T8">'876534211'</text:span><text:span text:style-name="T3">, </text:span><text:span text:style-name="T8">'1968-12-19'</text:span><text:span text:style-name="T3">, </text:span><text:span text:style-name="T8">'Wieluń ul. 18. Stycznia 7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Anna'</text:span><text:span text:style-name="T3">, </text:span><text:span text:style-name="T8">'Borowska'</text:span><text:span text:style-name="T3">, </text:span><text:span text:style-name="T8">'53032973127'</text:span><text:span text:style-name="T3">, </text:span><text:span text:style-name="T8">'500123517'</text:span><text:span text:style-name="T3">, </text:span><text:span text:style-name="T8">'1953-03-29'</text:span><text:span text:style-name="T3">, </text:span><text:span text:style-name="T8">'Warszawa ul. Piłsudskiego 74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Anna'</text:span><text:span text:style-name="T3">, </text:span><text:span text:style-name="T8">'Więcław'</text:span><text:span text:style-name="T3">, </text:span><text:span text:style-name="T8">'71122081961'</text:span><text:span text:style-name="T3">, </text:span><text:span text:style-name="T8">'666178930'</text:span><text:span text:style-name="T3">, </text:span><text:span text:style-name="T8">'1971-12-20'</text:span><text:span text:style-name="T3">, </text:span><text:span text:style-name="T8">'Legnica ul. Słoneczna 25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Robert'</text:span><text:span text:style-name="T3">, </text:span><text:span text:style-name="T8">'Nowak'</text:span><text:span text:style-name="T3">, </text:span><text:span text:style-name="T8">'93070593394'</text:span><text:span text:style-name="T3">, </text:span><text:span text:style-name="T8">'607845559'</text:span><text:span text:style-name="T3">, </text:span><text:span text:style-name="T8">'1993-07-05'</text:span><text:span text:style-name="T3">, </text:span><text:span text:style-name="T8">'Wrocław ul. Nowowiejska 30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Stanisław'</text:span><text:span text:style-name="T3">, </text:span><text:span text:style-name="T8">'Mielczarek'</text:span><text:span text:style-name="T3">, </text:span><text:span text:style-name="T8">'66080981132'</text:span><text:span text:style-name="T3">, </text:span><text:span text:style-name="T8">'503444590'</text:span><text:span text:style-name="T3">, </text:span><text:span text:style-name="T8">'1966-08-09'</text:span><text:span text:style-name="T3">, </text:span><text:span text:style-name="T8">'Warszawa ul. Nowa 9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Bogdan'</text:span><text:span text:style-name="T3">, </text:span><text:span text:style-name="T8">'Wrona'</text:span><text:span text:style-name="T3">, </text:span><text:span text:style-name="T8">'86050423136'</text:span><text:span text:style-name="T3">, </text:span><text:span text:style-name="T8">'567330020'</text:span><text:span text:style-name="T3">, </text:span><text:span text:style-name="T8">'1986-05-04'</text:span><text:span text:style-name="T3">, </text:span><text:span text:style-name="T8">'Warszawa ul. Słodka 23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Norbert'</text:span><text:span text:style-name="T3">, </text:span><text:span text:style-name="T8">'Bocian'</text:span><text:span text:style-name="T3">, </text:span><text:span text:style-name="T8">'78071334313'</text:span><text:span text:style-name="T3">, </text:span><text:span text:style-name="T8">'876223450'</text:span><text:span text:style-name="T3">, </text:span><text:span text:style-name="T8">'1978-07-13'</text:span><text:span text:style-name="T3">, </text:span><text:span text:style-name="T8">'Działoszyn ul. Brzozowa 7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Jakub'</text:span><text:span text:style-name="T3">, </text:span><text:span text:style-name="T8">'Wierzbiński'</text:span><text:span text:style-name="T3">, </text:span><text:span text:style-name="T8">'98040968178'</text:span><text:span text:style-name="T3">, </text:span><text:span text:style-name="T8">'506988230'</text:span><text:span text:style-name="T3">, </text:span><text:span text:style-name="T8">'1998-04-09'</text:span><text:span text:style-name="T3">, </text:span><text:span text:style-name="T8">'Wrocław ul. Zakładowa 34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Jowita'</text:span><text:span text:style-name="T3">, </text:span><text:span text:style-name="T8">'Panek'</text:span><text:span text:style-name="T3">, </text:span><text:span text:style-name="T8">'61080754182'</text:span><text:span text:style-name="T3">, </text:span><text:span text:style-name="T8">'547235666'</text:span><text:span text:style-name="T3">, </text:span><text:span text:style-name="T8">'1961-08-07'</text:span><text:span text:style-name="T3">, </text:span><text:span text:style-name="T8">'Wieruszów ul. Pomorska 22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Monika'</text:span><text:span text:style-name="T3">, </text:span><text:span text:style-name="T8">'Jureńczyk'</text:span><text:span text:style-name="T3">, </text:span><text:span text:style-name="T8">'84090682984'</text:span><text:span text:style-name="T3">, </text:span><text:span text:style-name="T8">'786235000'</text:span><text:span text:style-name="T3">, </text:span><text:span text:style-name="T8">'1984-09-06'</text:span><text:span text:style-name="T3">, </text:span><text:span text:style-name="T8">'Warszawa ul. Krakowska 2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Sonia'</text:span><text:span text:style-name="T3">, </text:span><text:span text:style-name="T8">'Mieszkalska'</text:span><text:span text:style-name="T3">, </text:span><text:span text:style-name="T8">'86032461781'</text:span><text:span text:style-name="T3">, </text:span><text:span text:style-name="T8">'546773312'</text:span><text:span text:style-name="T3">, </text:span><text:span text:style-name="T8">'1986-03-24'</text:span><text:span text:style-name="T3">, </text:span><text:span text:style-name="T8">'Złoczew ul. Rządowa 77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Aleksandra'</text:span><text:span text:style-name="T3">, </text:span><text:span text:style-name="T8">'Jurowska'</text:span><text:span text:style-name="T3">, </text:span><text:span text:style-name="T8">'02310518765'</text:span><text:span text:style-name="T3">, </text:span><text:span text:style-name="T8">'590765123'</text:span><text:span text:style-name="T3">, </text:span><text:span text:style-name="T8">'2002-11-05'</text:span><text:span text:style-name="T3">, </text:span><text:span text:style-name="T8">'Bydgoszcz ul. Nowa 88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Adrianna'</text:span><text:span text:style-name="T3">, </text:span><text:span text:style-name="T8">'Górecka'</text:span><text:span text:style-name="T3">, </text:span><text:span text:style-name="T8">'01230875169'</text:span><text:span text:style-name="T3">, </text:span><text:span text:style-name="T8">'678540999'</text:span><text:span text:style-name="T3">, </text:span><text:span text:style-name="T8">'2001-03-08'</text:span><text:span text:style-name="T3">, </text:span><text:span text:style-name="T8">'Wrocław ul. Trzebnicka 65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Tomasz'</text:span><text:span text:style-name="T3">, </text:span><text:span text:style-name="T8">'Błasiak'</text:span><text:span text:style-name="T3">, </text:span><text:span text:style-name="T8">'85102556714'</text:span><text:span text:style-name="T3">, </text:span><text:span text:style-name="T8">'983666354'</text:span><text:span text:style-name="T3">, </text:span><text:span text:style-name="T8">'1985-10-25'</text:span><text:span text:style-name="T3">, </text:span><text:span text:style-name="T8">'Wrocław ul. Prusa 2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Mariola'</text:span><text:span text:style-name="T3">, </text:span><text:span text:style-name="T8">'Tarnowska'</text:span><text:span text:style-name="T3">, </text:span><text:span text:style-name="T8">'71122777666'</text:span><text:span text:style-name="T3">, </text:span><text:span text:style-name="T8">'666777332'</text:span><text:span text:style-name="T3">, </text:span><text:span text:style-name="T8">'1971-12-27'</text:span><text:span text:style-name="T3">, </text:span><text:span text:style-name="T8">'Legnica ul. Długa 28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Wiktor'</text:span><text:span text:style-name="T3">, </text:span><text:span text:style-name="T8">'Biegański'</text:span><text:span text:style-name="T3">, </text:span><text:span text:style-name="T8">'50060597819'</text:span><text:span text:style-name="T3">, </text:span><text:span text:style-name="T8">'500623544'</text:span><text:span text:style-name="T3">, </text:span><text:span text:style-name="T8">'1950-06-05'</text:span><text:span text:style-name="T3">, </text:span><text:span text:style-name="T8">'Opole ul. Srodkowa 41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Krystian'</text:span><text:span text:style-name="T3">, </text:span><text:span text:style-name="T8">'Starzewski'</text:span><text:span text:style-name="T3">, </text:span><text:span text:style-name="T8">'71100694174'</text:span><text:span text:style-name="T3">, </text:span><text:span text:style-name="T8">'675234995'</text:span><text:span text:style-name="T3">, </text:span><text:span text:style-name="T8">'1971-10-06'</text:span><text:span text:style-name="T3">, </text:span><text:span text:style-name="T8">'Katowice ul. Towarowa 94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Karolina'</text:span><text:span text:style-name="T3">, </text:span><text:span text:style-name="T8">'Bąk'</text:span><text:span text:style-name="T3">, </text:span><text:span text:style-name="T8">'95122655643'</text:span><text:span text:style-name="T3">, </text:span><text:span text:style-name="T8">'578456002'</text:span><text:span text:style-name="T3">, </text:span><text:span text:style-name="T8">'1995-12-26'</text:span><text:span text:style-name="T3">, </text:span><text:span text:style-name="T8">'Wrocław ul. Kleczkowska 73'</text:span><text:span text:style-name="T7">)</text:span><text:span text:style-name="T3">;</text:span><text:line-break/><text:span text:style-name="T2">INSERT INTO </text:span><text:span text:style-name="T7">pacjent(</text:span><text:span text:style-name="T10">Imie</text:span><text:span text:style-name="T3">, </text:span><text:span text:style-name="T10">Nazwisko</text:span><text:span text:style-name="T3">, </text:span><text:span text:style-name="T10">Pesel</text:span><text:span text:style-name="T3">, </text:span><text:span text:style-name="T10">nr_telefonu</text:span><text:span text:style-name="T3">, </text:span><text:span text:style-name="T10">Data_urodzenia</text:span><text:span text:style-name="T3">, </text:span><text:span text:style-name="T10">Adres</text:span><text:span text:style-name="T7">)</text:span><text:line-break/><text:span text:style-name="T2">VALUES </text:span><text:span text:style-name="T7">(</text:span><text:span text:style-name="T8">'Dawid'</text:span><text:span text:style-name="T3">, </text:span><text:span text:style-name="T8">'Woliński'</text:span><text:span text:style-name="T3">, </text:span><text:span text:style-name="T8">'78091782835'</text:span><text:span text:style-name="T3">, </text:span><text:span text:style-name="T8">'666712345'</text:span><text:span text:style-name="T3">, </text:span><text:span text:style-name="T8">'1978-09-17'</text:span><text:span text:style-name="T3">, </text:span><text:span text:style-name="T8">'Wrocław ul. Grunwaldzka 96'</text:span><text:span text:style-name="T7">)</text:span><text:span text:style-name="T3">;</text:span><text:line-break/><text:line-break/><text:span text:style-name="T1">##======================&gt; DODAWANIE DYŻURÓW &lt;============================</text:span><text:line-break/></text:p>
      <text:p text:style-name="P1"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3</text:span><text:span text:style-name="T3">, </text:span><text:span text:style-name="T8">'Monday'</text:span><text:span text:style-name="T3">, </text:span><text:span text:style-name="T7">"9:00"</text:span><text:span text:style-name="T3">, </text:span><text:span text:style-name="T7">"15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3</text:span><text:span text:style-name="T3">, </text:span><text:span text:style-name="T8">'Tuesday'</text:span><text:span text:style-name="T3">, </text:span><text:span text:style-name="T7">"8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3</text:span><text:span text:style-name="T3">, </text:span><text:span text:style-name="T8">'Wednesday'</text:span><text:span text:style-name="T3">, </text:span><text:span text:style-name="T7">"11:00"</text:span><text:span text:style-name="T3">, </text:span><text:span text:style-name="T7">"17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oft-page-break/><text:span text:style-name="T2">VALUES </text:span><text:span text:style-name="T7">(</text:span><text:span text:style-name="T2">NULL</text:span><text:span text:style-name="T3">, </text:span><text:span text:style-name="T9">3</text:span><text:span text:style-name="T3">, </text:span><text:span text:style-name="T8">'Thursday'</text:span><text:span text:style-name="T3">, </text:span><text:span text:style-name="T7">"10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3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5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4</text:span><text:span text:style-name="T3">, </text:span><text:span text:style-name="T8">'Monday'</text:span><text:span text:style-name="T3">, </text:span><text:span text:style-name="T7">"8:30"</text:span><text:span text:style-name="T3">, </text:span><text:span text:style-name="T7">"16:30"</text:span><text:span text:style-name="T3">, </text:span><text:span text:style-name="T7">"nie")</text:span><text:span text:style-name="T3">;</text:span><text:span text:style-name="T1">##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4</text:span><text:span text:style-name="T3">, </text:span><text:span text:style-name="T8">'Tuesday'</text:span><text:span text:style-name="T3">, </text:span><text:span text:style-name="T7">"8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4</text:span><text:span text:style-name="T3">, </text:span><text:span text:style-name="T8">'Wednesday'</text:span><text:span text:style-name="T3">, </text:span><text:span text:style-name="T7">"7:00"</text:span><text:span text:style-name="T3">, </text:span><text:span text:style-name="T7">"14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4</text:span><text:span text:style-name="T3">, </text:span><text:span text:style-name="T8">'Thursday'</text:span><text:span text:style-name="T3">, </text:span><text:span text:style-name="T7">"11:00"</text:span><text:span text:style-name="T3">, </text:span><text:span text:style-name="T7">"19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4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4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5</text:span><text:span text:style-name="T3">, </text:span><text:span text:style-name="T8">'Monday'</text:span><text:span text:style-name="T3">, </text:span><text:span text:style-name="T7">"10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5</text:span><text:span text:style-name="T3">, </text:span><text:span text:style-name="T8">'Tuesday'</text:span><text:span text:style-name="T3">, </text:span><text:span text:style-name="T7">"9:30"</text:span><text:span text:style-name="T3">, </text:span><text:span text:style-name="T7">"16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5</text:span><text:span text:style-name="T3">, </text:span><text:span text:style-name="T8">'Wednesday'</text:span><text:span text:style-name="T3">, </text:span><text:span text:style-name="T7">"8:3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5</text:span><text:span text:style-name="T3">, </text:span><text:span text:style-name="T8">'Thursday'</text:span><text:span text:style-name="T3">, </text:span><text:span text:style-name="T7">"9:00"</text:span><text:span text:style-name="T3">, </text:span><text:span text:style-name="T7">"17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5</text:span><text:span text:style-name="T3">, </text:span><text:span text:style-name="T8">'Friday'</text:span><text:span text:style-name="T3">, </text:span><text:span text:style-name="T7">"8:00"</text:span><text:span text:style-name="T3">, </text:span><text:span text:style-name="T7">"14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6</text:span><text:span text:style-name="T3">, </text:span><text:span text:style-name="T8">'Monday'</text:span><text:span text:style-name="T3">, </text:span><text:span text:style-name="T7">"10:00"</text:span><text:span text:style-name="T3">, </text:span><text:span text:style-name="T7">"18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6</text:span><text:span text:style-name="T3">, </text:span><text:span text:style-name="T8">'Tuesday'</text:span><text:span text:style-name="T3">, </text:span><text:span text:style-name="T7">"11:00"</text:span><text:span text:style-name="T3">, </text:span><text:span text:style-name="T7">"19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6</text:span><text:span text:style-name="T3">, </text:span><text:span text:style-name="T8">'Wednesday'</text:span><text:span text:style-name="T3">, </text:span><text:span text:style-name="T7">"7:30"</text:span><text:span text:style-name="T3">, </text:span><text:span text:style-name="T7">"15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6</text:span><text:span text:style-name="T3">, </text:span><text:span text:style-name="T8">'Thursday'</text:span><text:span text:style-name="T3">, </text:span><text:span text:style-name="T7">"10:0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6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7</text:span><text:span text:style-name="T3">, </text:span><text:span text:style-name="T8">'Monday'</text:span><text:span text:style-name="T3">, </text:span><text:span text:style-name="T7">"10:30"</text:span><text:span text:style-name="T3">, </text:span><text:span text:style-name="T7">"18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7</text:span><text:span text:style-name="T3">, </text:span><text:span text:style-name="T8">'Tuesday'</text:span><text:span text:style-name="T3">, </text:span><text:span text:style-name="T7">"7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7</text:span><text:span text:style-name="T3">, </text:span><text:span text:style-name="T8">'Wednesday'</text:span><text:span text:style-name="T3">, </text:span><text:span text:style-name="T7">"9:0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7</text:span><text:span text:style-name="T3">, </text:span><text:span text:style-name="T8">'Thursday'</text:span><text:span text:style-name="T3">, </text:span><text:span text:style-name="T7">"8:30"</text:span><text:span text:style-name="T3">, </text:span><text:span text:style-name="T7">"16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7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8</text:span><text:span text:style-name="T3">, </text:span><text:span text:style-name="T8">'Monday'</text:span><text:span text:style-name="T3">, </text:span><text:span text:style-name="T7">"8:0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8</text:span><text:span text:style-name="T3">, </text:span><text:span text:style-name="T8">'Tuesday'</text:span><text:span text:style-name="T3">, </text:span><text:span text:style-name="T7">"9:00"</text:span><text:span text:style-name="T3">, </text:span><text:span text:style-name="T7">"17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8</text:span><text:span text:style-name="T3">, </text:span><text:span text:style-name="T8">'Wednesday'</text:span><text:span text:style-name="T3">, </text:span><text:span text:style-name="T7">"10:00"</text:span><text:span text:style-name="T3">, </text:span><text:span text:style-name="T7">"18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8</text:span><text:span text:style-name="T3">, </text:span><text:span text:style-name="T8">'Thursday'</text:span><text:span text:style-name="T3">, </text:span><text:span text:style-name="T7">"8:30"</text:span><text:span text:style-name="T3">, </text:span><text:span text:style-name="T7">"16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8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9</text:span><text:span text:style-name="T3">, </text:span><text:span text:style-name="T8">'Monday'</text:span><text:span text:style-name="T3">, </text:span><text:span text:style-name="T7">"12:00"</text:span><text:span text:style-name="T3">, </text:span><text:span text:style-name="T7">"19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9</text:span><text:span text:style-name="T3">, </text:span><text:span text:style-name="T8">'Tuesday'</text:span><text:span text:style-name="T3">, </text:span><text:span text:style-name="T7">"10:00"</text:span><text:span text:style-name="T3">, </text:span><text:span text:style-name="T7">"17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9</text:span><text:span text:style-name="T3">, </text:span><text:span text:style-name="T8">'Wednesday'</text:span><text:span text:style-name="T3">, </text:span><text:span text:style-name="T7">"9:0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9</text:span><text:span text:style-name="T3">, </text:span><text:span text:style-name="T8">'Thursday'</text:span><text:span text:style-name="T3">, </text:span><text:span text:style-name="T7">"8:30"</text:span><text:span text:style-name="T3">, </text:span><text:span text:style-name="T7">"16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9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0</text:span><text:span text:style-name="T3">, </text:span><text:span text:style-name="T8">'Monday'</text:span><text:span text:style-name="T3">, </text:span><text:span text:style-name="T7">"11:00"</text:span><text:span text:style-name="T3">, </text:span><text:span text:style-name="T7">"19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0</text:span><text:span text:style-name="T3">, </text:span><text:span text:style-name="T8">'Tuesday'</text:span><text:span text:style-name="T3">, </text:span><text:span text:style-name="T7">"8:3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0</text:span><text:span text:style-name="T3">, </text:span><text:span text:style-name="T8">'Wednesday'</text:span><text:span text:style-name="T3">, </text:span><text:span text:style-name="T7">"10:00"</text:span><text:span text:style-name="T3">, </text:span><text:span text:style-name="T7">"18:00"</text:span><text:span text:style-name="T3">, </text:span><text:span text:style-name="T7">"nie")</text:span><text:span text:style-name="T3">;</text:span><text:line-break/><text:soft-pag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0</text:span><text:span text:style-name="T3">, </text:span><text:span text:style-name="T8">'Thursday'</text:span><text:span text:style-name="T3">, </text:span><text:span text:style-name="T7">"9:30"</text:span><text:span text:style-name="T3">, </text:span><text:span text:style-name="T7">"15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0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7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1</text:span><text:span text:style-name="T3">, </text:span><text:span text:style-name="T8">'Monday'</text:span><text:span text:style-name="T3">, </text:span><text:span text:style-name="T7">"8:00"</text:span><text:span text:style-name="T3">, </text:span><text:span text:style-name="T7">"18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1</text:span><text:span text:style-name="T3">, </text:span><text:span text:style-name="T8">'Tuesday'</text:span><text:span text:style-name="T3">, </text:span><text:span text:style-name="T7">"10:00"</text:span><text:span text:style-name="T3">, </text:span><text:span text:style-name="T7">"17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1</text:span><text:span text:style-name="T3">, </text:span><text:span text:style-name="T8">'Wednesday'</text:span><text:span text:style-name="T3">, </text:span><text:span text:style-name="T7">"9:0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1</text:span><text:span text:style-name="T3">, </text:span><text:span text:style-name="T8">'Thursday'</text:span><text:span text:style-name="T3">, </text:span><text:span text:style-name="T7">"9:30"</text:span><text:span text:style-name="T3">, </text:span><text:span text:style-name="T7">"16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1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2</text:span><text:span text:style-name="T3">, </text:span><text:span text:style-name="T8">'Monday'</text:span><text:span text:style-name="T3">, </text:span><text:span text:style-name="T7">"11:00"</text:span><text:span text:style-name="T3">, </text:span><text:span text:style-name="T7">"19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2</text:span><text:span text:style-name="T3">, </text:span><text:span text:style-name="T8">'Tuesday'</text:span><text:span text:style-name="T3">, </text:span><text:span text:style-name="T7">"9:30"</text:span><text:span text:style-name="T3">, </text:span><text:span text:style-name="T7">"15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2</text:span><text:span text:style-name="T3">, </text:span><text:span text:style-name="T8">'Wednesday'</text:span><text:span text:style-name="T3">, </text:span><text:span text:style-name="T7">"9:0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2</text:span><text:span text:style-name="T3">, </text:span><text:span text:style-name="T8">'Thursday'</text:span><text:span text:style-name="T3">, </text:span><text:span text:style-name="T7">"7:30"</text:span><text:span text:style-name="T3">, </text:span><text:span text:style-name="T7">"14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2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3</text:span><text:span text:style-name="T3">, </text:span><text:span text:style-name="T8">'Monday'</text:span><text:span text:style-name="T3">, </text:span><text:span text:style-name="T7">"11:00"</text:span><text:span text:style-name="T3">, </text:span><text:span text:style-name="T7">"19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3</text:span><text:span text:style-name="T3">, </text:span><text:span text:style-name="T8">'Tuesday'</text:span><text:span text:style-name="T3">, </text:span><text:span text:style-name="T7">"8:00"</text:span><text:span text:style-name="T3">, </text:span><text:span text:style-name="T7">"17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3</text:span><text:span text:style-name="T3">, </text:span><text:span text:style-name="T8">'Wednesday'</text:span><text:span text:style-name="T3">, </text:span><text:span text:style-name="T7">"9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3</text:span><text:span text:style-name="T3">, </text:span><text:span text:style-name="T8">'Thursday'</text:span><text:span text:style-name="T3">, </text:span><text:span text:style-name="T7">"7:30"</text:span><text:span text:style-name="T3">, </text:span><text:span text:style-name="T7">"15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3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4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4</text:span><text:span text:style-name="T3">, </text:span><text:span text:style-name="T8">'Monday'</text:span><text:span text:style-name="T3">, </text:span><text:span text:style-name="T7">"11:30"</text:span><text:span text:style-name="T3">, </text:span><text:span text:style-name="T7">"19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4</text:span><text:span text:style-name="T3">, </text:span><text:span text:style-name="T8">'Tuesday'</text:span><text:span text:style-name="T3">, </text:span><text:span text:style-name="T7">"10:00"</text:span><text:span text:style-name="T3">, </text:span><text:span text:style-name="T7">"17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4</text:span><text:span text:style-name="T3">, </text:span><text:span text:style-name="T8">'Wednesday'</text:span><text:span text:style-name="T3">, </text:span><text:span text:style-name="T7">"9:00"</text:span><text:span text:style-name="T3">, </text:span><text:span text:style-name="T7">"16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4</text:span><text:span text:style-name="T3">, </text:span><text:span text:style-name="T8">'Thursday'</text:span><text:span text:style-name="T3">, </text:span><text:span text:style-name="T7">"8:30"</text:span><text:span text:style-name="T3">, </text:span><text:span text:style-name="T7">"16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4</text:span><text:span text:style-name="T3">, </text:span><text:span text:style-name="T8">'Friday'</text:span><text:span text:style-name="T3">, </text:span><text:span text:style-name="T7">"10:00"</text:span><text:span text:style-name="T3">, </text:span><text:span text:style-name="T7">"15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5</text:span><text:span text:style-name="T3">, </text:span><text:span text:style-name="T8">'Monday'</text:span><text:span text:style-name="T3">, </text:span><text:span text:style-name="T7">"12:30"</text:span><text:span text:style-name="T3">, </text:span><text:span text:style-name="T7">"19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5</text:span><text:span text:style-name="T3">, </text:span><text:span text:style-name="T8">'Tuesday'</text:span><text:span text:style-name="T3">, </text:span><text:span text:style-name="T7">"10:0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5</text:span><text:span text:style-name="T3">, </text:span><text:span text:style-name="T8">'Wednesday'</text:span><text:span text:style-name="T3">, </text:span><text:span text:style-name="T7">"10:00"</text:span><text:span text:style-name="T3">, </text:span><text:span text:style-name="T7">"16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5</text:span><text:span text:style-name="T3">, </text:span><text:span text:style-name="T8">'Thursday'</text:span><text:span text:style-name="T3">, </text:span><text:span text:style-name="T7">"10:30"</text:span><text:span text:style-name="T3">, </text:span><text:span text:style-name="T7">"16:3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5</text:span><text:span text:style-name="T3">, </text:span><text:span text:style-name="T8">'Friday'</text:span><text:span text:style-name="T3">, </text:span><text:span text:style-name="T7">"9:00"</text:span><text:span text:style-name="T3">, </text:span><text:span text:style-name="T7">"15:00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6</text:span><text:span text:style-name="T3">, </text:span><text:span text:style-name="T7">"Monday"</text:span><text:span text:style-name="T3">, </text:span><text:span text:style-name="T7">"9:00"</text:span><text:span text:style-name="T3">, </text:span><text:span text:style-name="T7">"15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6</text:span><text:span text:style-name="T3">, </text:span><text:span text:style-name="T7">"Tuesday"</text:span><text:span text:style-name="T3">, </text:span><text:span text:style-name="T7">"8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6</text:span><text:span text:style-name="T3">, </text:span><text:span text:style-name="T7">"Wednesday"</text:span><text:span text:style-name="T3">, </text:span><text:span text:style-name="T7">"9:00"</text:span><text:span text:style-name="T3">, </text:span><text:span text:style-name="T7">"17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6</text:span><text:span text:style-name="T3">, </text:span><text:span text:style-name="T7">"Thrusday"</text:span><text:span text:style-name="T3">, </text:span><text:span text:style-name="T7">"13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6</text:span><text:span text:style-name="T3">, </text:span><text:span text:style-name="T7">"Friday"</text:span><text:span text:style-name="T3">, </text:span><text:span text:style-name="T7">"11:00"</text:span><text:span text:style-name="T3">, </text:span><text:span text:style-name="T7">"15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7</text:span><text:span text:style-name="T3">, </text:span><text:span text:style-name="T7">"Monday"</text:span><text:span text:style-name="T3">, </text:span><text:span text:style-name="T7">"9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7</text:span><text:span text:style-name="T3">, </text:span><text:span text:style-name="T7">"Tuesday"</text:span><text:span text:style-name="T3">, </text:span><text:span text:style-name="T7">"9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oft-page-break/><text:span text:style-name="T2">VALUES </text:span><text:span text:style-name="T7">(</text:span><text:span text:style-name="T2">NULL</text:span><text:span text:style-name="T3">, </text:span><text:span text:style-name="T9">17</text:span><text:span text:style-name="T3">, </text:span><text:span text:style-name="T7">"Wednesday"</text:span><text:span text:style-name="T3">, </text:span><text:span text:style-name="T7">"9:00"</text:span><text:span text:style-name="T3">, </text:span><text:span text:style-name="T7">"14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7</text:span><text:span text:style-name="T3">, </text:span><text:span text:style-name="T7">"Thrusday"</text:span><text:span text:style-name="T3">, </text:span><text:span text:style-name="T7">"9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7</text:span><text:span text:style-name="T3">, </text:span><text:span text:style-name="T7">"Friday"</text:span><text:span text:style-name="T3">, </text:span><text:span text:style-name="T7">"11:00"</text:span><text:span text:style-name="T3">, </text:span><text:span text:style-name="T7">"15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8</text:span><text:span text:style-name="T3">, </text:span><text:span text:style-name="T7">"Monday"</text:span><text:span text:style-name="T3">, </text:span><text:span text:style-name="T7">"10:00"</text:span><text:span text:style-name="T3">, </text:span><text:span text:style-name="T7">"17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8</text:span><text:span text:style-name="T3">, </text:span><text:span text:style-name="T7">"Tuesday"</text:span><text:span text:style-name="T3">, </text:span><text:span text:style-name="T7">"8:00"</text:span><text:span text:style-name="T3">, </text:span><text:span text:style-name="T7">"15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8</text:span><text:span text:style-name="T3">, </text:span><text:span text:style-name="T7">"Wednesday"</text:span><text:span text:style-name="T3">, </text:span><text:span text:style-name="T7">"9:00"</text:span><text:span text:style-name="T3">, </text:span><text:span text:style-name="T7">"14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8</text:span><text:span text:style-name="T3">, </text:span><text:span text:style-name="T7">"Thrusday"</text:span><text:span text:style-name="T3">, </text:span><text:span text:style-name="T7">"9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8</text:span><text:span text:style-name="T3">, </text:span><text:span text:style-name="T7">"Friday"</text:span><text:span text:style-name="T3">, </text:span><text:span text:style-name="T7">"10:00"</text:span><text:span text:style-name="T3">, </text:span><text:span text:style-name="T7">"15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9</text:span><text:span text:style-name="T3">, </text:span><text:span text:style-name="T7">"Monday"</text:span><text:span text:style-name="T3">, </text:span><text:span text:style-name="T7">"10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9</text:span><text:span text:style-name="T3">, </text:span><text:span text:style-name="T7">"Tuesday"</text:span><text:span text:style-name="T3">, </text:span><text:span text:style-name="T7">"9:00"</text:span><text:span text:style-name="T3">, </text:span><text:span text:style-name="T7">"17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9</text:span><text:span text:style-name="T3">, </text:span><text:span text:style-name="T7">"Wednesday"</text:span><text:span text:style-name="T3">, </text:span><text:span text:style-name="T7">"9:00"</text:span><text:span text:style-name="T3">, </text:span><text:span text:style-name="T7">"17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9</text:span><text:span text:style-name="T3">, </text:span><text:span text:style-name="T7">"Thrusday"</text:span><text:span text:style-name="T3">, </text:span><text:span text:style-name="T7">"11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19</text:span><text:span text:style-name="T3">, </text:span><text:span text:style-name="T7">"Friday"</text:span><text:span text:style-name="T3">, </text:span><text:span text:style-name="T7">"8:00"</text:span><text:span text:style-name="T3">, </text:span><text:span text:style-name="T7">"13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20</text:span><text:span text:style-name="T3">, </text:span><text:span text:style-name="T7">"Monday"</text:span><text:span text:style-name="T3">, </text:span><text:span text:style-name="T7">"8:00"</text:span><text:span text:style-name="T3">, </text:span><text:span text:style-name="T7">"15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20</text:span><text:span text:style-name="T3">, </text:span><text:span text:style-name="T7">"Tuesday"</text:span><text:span text:style-name="T3">, </text:span><text:span text:style-name="T7">"9:00"</text:span><text:span text:style-name="T3">, </text:span><text:span text:style-name="T7">"17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20</text:span><text:span text:style-name="T3">, </text:span><text:span text:style-name="T7">"Wednesday"</text:span><text:span text:style-name="T3">, </text:span><text:span text:style-name="T7">"9:00"</text:span><text:span text:style-name="T3">, </text:span><text:span text:style-name="T7">"17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20</text:span><text:span text:style-name="T3">, </text:span><text:span text:style-name="T7">"Thrusday"</text:span><text:span text:style-name="T3">, </text:span><text:span text:style-name="T7">"9:00"</text:span><text:span text:style-name="T3">, </text:span><text:span text:style-name="T7">"16"</text:span><text:span text:style-name="T3">, </text:span><text:span text:style-name="T7">"nie")</text:span><text:span text:style-name="T3">;</text:span><text:line-break/><text:span text:style-name="T2">INSERT INTO </text:span><text:span text:style-name="T7">dyzury(</text:span><text:span text:style-name="T10">ID_DYZURU</text:span><text:span text:style-name="T3">, </text:span><text:span text:style-name="T10">ID_LEKARZ</text:span><text:span text:style-name="T3">, </text:span><text:span text:style-name="T10">DZIEN</text:span><text:span text:style-name="T3">, </text:span><text:span text:style-name="T10">POCZATEK</text:span><text:span text:style-name="T3">, </text:span><text:span text:style-name="T10">KONIEC</text:span><text:span text:style-name="T3">, </text:span><text:span text:style-name="T7">URLOP)</text:span><text:line-break/><text:span text:style-name="T2">VALUES </text:span><text:span text:style-name="T7">(</text:span><text:span text:style-name="T2">NULL</text:span><text:span text:style-name="T3">, </text:span><text:span text:style-name="T9">20</text:span><text:span text:style-name="T3">, </text:span><text:span text:style-name="T7">"Friday"</text:span><text:span text:style-name="T3">, </text:span><text:span text:style-name="T7">"9:00"</text:span><text:span text:style-name="T3">, </text:span><text:span text:style-name="T7">"17"</text:span><text:span text:style-name="T3">, </text:span><text:span text:style-name="T7">"nie")</text:span><text:span text:style-name="T3">;</text:span><text:line-break/></text:p>
      <text:p text:style-name="P1"><text:line-break/><text:span text:style-name="T1">#======================&gt; DODAWANIE USŁUG &lt;============================</text:span><text:line-break/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300</text:span><text:span text:style-name="T3">, </text:span><text:span text:style-name="T9">9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20</text:span><text:span text:style-name="T3">, </text:span><text:span text:style-name="T9">1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150</text:span><text:span text:style-name="T3">, </text:span><text:span text:style-name="T9">1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100</text:span><text:span text:style-name="T3">, </text:span><text:span text:style-name="T9">1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4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500</text:span><text:span text:style-name="T3">, </text:span><text:span text:style-name="T9">1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280</text:span><text:span text:style-name="T3">, </text:span><text:span text:style-name="T9">9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20</text:span><text:span text:style-name="T3">, </text:span><text:span text:style-name="T9">1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130</text:span><text:span text:style-name="T3">, </text:span><text:span text:style-name="T9">1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110</text:span><text:span text:style-name="T3">, </text:span><text:span text:style-name="T9">1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5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9">50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9">8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9">20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oft-page-break/><text:span text:style-name="T2">VALUES </text:span><text:span text:style-name="T7">(</text:span><text:span text:style-name="T9">5</text:span><text:span text:style-name="T3">, </text:span><text:span text:style-name="T9">10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9">300</text:span><text:span text:style-name="T3">, </text:span><text:span text:style-name="T9">10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9">15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9">5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9">150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5</text:span><text:span text:style-name="T3">, </text:span><text:span text:style-name="T9">100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45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7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20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11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290</text:span><text:span text:style-name="T3">, </text:span><text:span text:style-name="T9">10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15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45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180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90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8</text:span><text:span text:style-name="T3">, </text:span><text:span text:style-name="T9">100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40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10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30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12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270</text:span><text:span text:style-name="T3">, </text:span><text:span text:style-name="T9">10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12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4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180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100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600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500</text:span><text:span text:style-name="T3">, </text:span><text:span text:style-name="T9">1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5</text:span><text:span text:style-name="T3">, </text:span><text:span text:style-name="T9">80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55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13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23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15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18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6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130</text:span><text:span text:style-name="T3">, </text:span><text:span text:style-name="T9">6</text:span><text:span text:style-name="T7">)</text:span><text:span text:style-name="T3">;</text:span><text:line-break/><text:soft-pag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90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500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4</text:span><text:span text:style-name="T3">, </text:span><text:span text:style-name="T9">90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49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16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18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13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175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5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100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70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700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3</text:span><text:span text:style-name="T3">, </text:span><text:span text:style-name="T9">70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60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123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10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12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162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46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99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65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520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60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9</text:span><text:span text:style-name="T3">, </text:span><text:span text:style-name="T9">50</text:span><text:span text:style-name="T3">, </text:span><text:span text:style-name="T9">1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50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12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18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10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19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42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95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60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513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0</text:span><text:span text:style-name="T3">, </text:span><text:span text:style-name="T9">72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oft-page-break/><text:span text:style-name="T2">VALUES </text:span><text:span text:style-name="T7">(</text:span><text:span text:style-name="T9">10</text:span><text:span text:style-name="T3">, </text:span><text:span text:style-name="T9">60</text:span><text:span text:style-name="T3">, </text:span><text:span text:style-name="T9">1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49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8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15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16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14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41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82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100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61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1</text:span><text:span text:style-name="T3">, </text:span><text:span text:style-name="T9">90</text:span><text:span text:style-name="T3">, </text:span><text:span text:style-name="T9">1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35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7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20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19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18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61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80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130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80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800</text:span><text:span text:style-name="T3">, </text:span><text:span text:style-name="T9">1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550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60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0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22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20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54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5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29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21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85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700</text:span><text:span text:style-name="T3">, </text:span><text:span text:style-name="T9">1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450</text:span><text:span text:style-name="T3">, </text:span><text:span text:style-name="T9">8</text:span><text:span text:style-name="T7">)</text:span><text:span text:style-name="T3">;</text:span></text:p>
      <text:p text:style-name="P1"><text:span text:style-name="T1"># INSERT INTO uslugi(id_wykonawca, cena, zabieg_id)</text:span><text:line-break/><text:span text:style-name="T1"># VALUES (14, 54, 1);</text:span><text:line-break/><text:span text:style-name="T1"># INSERT INTO uslugi(id_wykonawca, cena, zabieg_id)</text:span><text:line-break/><text:span text:style-name="T1"># VALUES (14, 111, 2);</text:span><text:line-break/><text:soft-page-break/><text:span text:style-name="T1"># INSERT INTO uslugi(id_wykonawca, cena, zabieg_id)</text:span><text:line-break/><text:span text:style-name="T1"># VALUES (14, 19, 3);</text:span><text:line-break/><text:span text:style-name="T1"># INSERT INTO uslugi(id_wykonawca, cena, zabieg_id)</text:span><text:line-break/><text:span text:style-name="T1"># VALUES (14, 167, 5);</text:span><text:line-break/><text:span text:style-name="T1"># INSERT INTO uslugi(id_wykonawca, cena, zabieg_id)</text:span><text:line-break/><text:span text:style-name="T1"># VALUES (14, 140, 4);</text:span><text:line-break/><text:span text:style-name="T1"># INSERT INTO uslugi(id_wykonawca, cena, zabieg_id)</text:span><text:line-break/><text:span text:style-name="T1"># VALUES (14, 70, 12);</text:span><text:line-break/><text:span text:style-name="T1"># INSERT INTO uslugi(id_wykonawca, cena, zabieg_id)</text:span><text:line-break/><text:span text:style-name="T1"># VALUES (14, 120, 6);</text:span><text:line-break/><text:span text:style-name="T1"># INSERT INTO uslugi(id_wykonawca, cena, zabieg_id)</text:span><text:line-break/><text:span text:style-name="T1"># VALUES (14, 115, 7);</text:span><text:line-break/><text:span text:style-name="T1"># INSERT INTO uslugi(id_wykonawca, cena, zabieg_id)</text:span><text:line-break/><text:span text:style-name="T1"># VALUES (14, 60, 13);</text:span><text:line-break/><text:span text:style-name="T1"># INSERT INTO uslugi(id_wykonawca, cena, zabieg_id)</text:span><text:line-break/><text:span text:style-name="T1"># VALUES (14, 650, 11);</text:span><text:line-break/><text:span text:style-name="T1"># INSERT INTO uslugi(id_wykonawca, cena, zabieg_id)</text:span><text:line-break/><text:span text:style-name="T1"># VALUES (14, 420, 8)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9">11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9">20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9">13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9">18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9">5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9">120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9">85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8</text:span><text:span text:style-name="T3">, </text:span><text:span text:style-name="T9">600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9">10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9">45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9">115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9">16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9">8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9">125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9">93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9</text:span><text:span text:style-name="T3">, </text:span><text:span text:style-name="T9">560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60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10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18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22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143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6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110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125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85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oft-page-break/><text:span text:style-name="T2">VALUES </text:span><text:span text:style-name="T7">(</text:span><text:span text:style-name="T9">16</text:span><text:span text:style-name="T3">, </text:span><text:span text:style-name="T9">590</text:span><text:span text:style-name="T3">, </text:span><text:span text:style-name="T9">1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6</text:span><text:span text:style-name="T3">, </text:span><text:span text:style-name="T9">610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50</text:span><text:span text:style-name="T3">, </text:span><text:span text:style-name="T9">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80</text:span><text:span text:style-name="T3">, </text:span><text:span text:style-name="T9">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20</text:span><text:span text:style-name="T3">, </text:span><text:span text:style-name="T9">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180</text:span><text:span text:style-name="T3">, </text:span><text:span text:style-name="T9">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130</text:span><text:span text:style-name="T3">, </text:span><text:span text:style-name="T9">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7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120</text:span><text:span text:style-name="T3">, </text:span><text:span text:style-name="T9">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110</text:span><text:span text:style-name="T3">, </text:span><text:span text:style-name="T9">7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70</text:span><text:span text:style-name="T3">, </text:span><text:span text:style-name="T9">13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615</text:span><text:span text:style-name="T3">, </text:span><text:span text:style-name="T9">11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20</text:span><text:span text:style-name="T3">, </text:span><text:span text:style-name="T9">700</text:span><text:span text:style-name="T3">, </text:span><text:span text:style-name="T9">8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7</text:span><text:span text:style-name="T3">, </text:span><text:span text:style-name="T9">290</text:span><text:span text:style-name="T3">, </text:span><text:span text:style-name="T9">9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7</text:span><text:span text:style-name="T3">, </text:span><text:span text:style-name="T9">30</text:span><text:span text:style-name="T3">, </text:span><text:span text:style-name="T9">16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7</text:span><text:span text:style-name="T3">, </text:span><text:span text:style-name="T9">165</text:span><text:span text:style-name="T3">, </text:span><text:span text:style-name="T9">15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7</text:span><text:span text:style-name="T3">, </text:span><text:span text:style-name="T9">95</text:span><text:span text:style-name="T3">, </text:span><text:span text:style-name="T9">14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7</text:span><text:span text:style-name="T3">, </text:span><text:span text:style-name="T9">50</text:span><text:span text:style-name="T3">, </text:span><text:span text:style-name="T9">12</text:span><text:span text:style-name="T7">)</text:span><text:span text:style-name="T3">;</text:span><text:line-break/><text:span text:style-name="T2">INSERT INTO </text:span><text:span text:style-name="T7">uslugi(</text:span><text:span text:style-name="T10">id_wykonawca</text:span><text:span text:style-name="T3">, </text:span><text:span text:style-name="T10">cena</text:span><text:span text:style-name="T3">, </text:span><text:span text:style-name="T10">zabieg_id</text:span><text:span text:style-name="T7">)</text:span><text:line-break/><text:span text:style-name="T2">VALUES </text:span><text:span text:style-name="T7">(</text:span><text:span text:style-name="T9">17</text:span><text:span text:style-name="T3">, </text:span><text:span text:style-name="T9">600</text:span><text:span text:style-name="T3">, </text:span><text:span text:style-name="T9">11</text:span><text:span text:style-name="T7">)</text:span><text:span text:style-name="T3">;</text:span><text:line-break/><text:line-break/><text:span text:style-name="T1">#=====================&gt; DODAWANIE WIZYT &lt;==============================</text:span><text:line-break/><text:line-break/><text:span text:style-name="T2">INSERT INTO </text:span><text:span text:style-name="T7">wizyty(</text:span><text:span text:style-name="T10">ID_WIZYTY</text:span><text:span text:style-name="T3">, 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 </text:span><text:span text:style-name="T2">VALUES</text:span><text:line-break/><text:span text:style-name="T7">(</text:span><text:span text:style-name="T2">null</text:span><text:span text:style-name="T3">,</text:span><text:span text:style-name="T9">3</text:span><text:span text:style-name="T3">,</text:span><text:span text:style-name="T9">1</text:span><text:span text:style-name="T3">,</text:span><text:span text:style-name="T9">201</text:span><text:span text:style-name="T3">,</text:span><text:span text:style-name="T8">'2018-01-01 16:30:00'</text:span><text:span text:style-name="T3">,</text:span><text:span text:style-name="T8">'30'</text:span><text:span text:style-name="T3">,</text:span><text:span text:style-name="T7">"Wyrywanie zęba"</text:span><text:span text:style-name="T3">,</text:span><text:span text:style-name="T9">1</text:span><text:span text:style-name="T3">,</text:span><text:span text:style-name="T8">'zakończon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1</text:span><text:span text:style-name="T3">, </text:span><text:span text:style-name="T9">1</text:span><text:span text:style-name="T3">, </text:span><text:span text:style-name="T8">'2019-01-30 10:00:00'</text:span><text:span text:style-name="T3">,</text:span><text:span text:style-name="T8">'60'</text:span><text:span text:style-name="T3">, </text:span><text:span text:style-name="T8">'Usuwanie zęba'</text:span><text:span text:style-name="T3">, </text:span><text:span text:style-name="T9">2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3</text:span><text:span text:style-name="T3">, </text:span><text:span text:style-name="T9">5</text:span><text:span text:style-name="T3">, </text:span><text:span text:style-name="T8">'2019-02-15 15:30:00'</text:span><text:span text:style-name="T3">,</text:span><text:span text:style-name="T8">'30'</text:span><text:span text:style-name="T3">, </text:span><text:span text:style-name="T8">'Nacięcie i drenaż ropnia'</text:span><text:span text:style-name="T3">, </text:span><text:span text:style-name="T9">2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2</text:span><text:span text:style-name="T3">, </text:span><text:span text:style-name="T9">2</text:span><text:span text:style-name="T3">, </text:span><text:span text:style-name="T8">'2019-02-15 11:00:00'</text:span><text:span text:style-name="T3">,</text:span><text:span text:style-name="T8">'30'</text:span><text:span text:style-name="T3">, </text:span><text:span text:style-name="T8">'Konsultacja chirurgiczn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7</text:span><text:span text:style-name="T3">, </text:span><text:span text:style-name="T9">5</text:span><text:span text:style-name="T3">, </text:span><text:span text:style-name="T8">'2019-01-01 9:30:00'</text:span><text:span text:style-name="T3">,</text:span><text:span text:style-name="T8">'30'</text:span><text:span text:style-name="T3">, </text:span><text:span text:style-name="T8">'Usunięcie zęb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14</text:span><text:span text:style-name="T3">, </text:span><text:span text:style-name="T9">2</text:span><text:span text:style-name="T3">, </text:span><text:span text:style-name="T8">'2019-03-15 12:30:00'</text:span><text:span text:style-name="T3">,</text:span><text:span text:style-name="T8">'60'</text:span><text:span text:style-name="T3">, </text:span><text:span text:style-name="T8">'Nacięcie i drenaż ropni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3</text:span><text:span text:style-name="T3">, </text:span><text:span text:style-name="T9">9</text:span><text:span text:style-name="T3">, </text:span><text:span text:style-name="T9">5</text:span><text:span text:style-name="T3">, </text:span><text:span text:style-name="T8">'2019-04-15 11:15:00'</text:span><text:span text:style-name="T3">,</text:span><text:span text:style-name="T8">'30'</text:span><text:span text:style-name="T3">, </text:span><text:span text:style-name="T8">'Konsultacja chirurgicz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1</text:span><text:span text:style-name="T3">, </text:span><text:span text:style-name="T9">1</text:span><text:span text:style-name="T3">, </text:span><text:span text:style-name="T8">'2019-01-24 10:00:00'</text:span><text:span text:style-name="T3">,</text:span><text:span text:style-name="T8">'60'</text:span><text:span text:style-name="T3">, </text:span><text:span text:style-name="T8">'Usuwanie zęba'</text:span><text:span text:style-name="T3">, </text:span><text:span text:style-name="T9">2</text:span><text:span text:style-name="T3">, </text:span><text:span text:style-name="T8">'oczekująca'</text:span><text:span text:style-name="T7">)</text:span><text:span text:style-name="T3">;</text:span><text:line-break/><text:soft-pag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2</text:span><text:span text:style-name="T3">, </text:span><text:span text:style-name="T9">5</text:span><text:span text:style-name="T3">, </text:span><text:span text:style-name="T8">'2019-01-15 15:30:00'</text:span><text:span text:style-name="T3">,</text:span><text:span text:style-name="T8">'30'</text:span><text:span text:style-name="T3">, </text:span><text:span text:style-name="T8">'Nacięcie i drenaż ropnia'</text:span><text:span text:style-name="T3">, </text:span><text:span text:style-name="T9">2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3</text:span><text:span text:style-name="T3">, </text:span><text:span text:style-name="T9">2</text:span><text:span text:style-name="T3">, </text:span><text:span text:style-name="T8">'2019-02-06 11:00:00'</text:span><text:span text:style-name="T3">,</text:span><text:span text:style-name="T8">'30'</text:span><text:span text:style-name="T3">, </text:span><text:span text:style-name="T8">'Konsultacja chirurgiczn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4</text:span><text:span text:style-name="T3">, </text:span><text:span text:style-name="T9">5</text:span><text:span text:style-name="T3">, </text:span><text:span text:style-name="T8">'2019-01-31 9:30:00'</text:span><text:span text:style-name="T3">,</text:span><text:span text:style-name="T8">'30'</text:span><text:span text:style-name="T3">, </text:span><text:span text:style-name="T8">'Usunięcie zęb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5</text:span><text:span text:style-name="T3">, </text:span><text:span text:style-name="T9">2</text:span><text:span text:style-name="T3">, </text:span><text:span text:style-name="T8">'2019-03-20 12:30:00'</text:span><text:span text:style-name="T3">,</text:span><text:span text:style-name="T8">'60'</text:span><text:span text:style-name="T3">, </text:span><text:span text:style-name="T8">'Nacięcie i drenaż ropni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6</text:span><text:span text:style-name="T3">, </text:span><text:span text:style-name="T9">5</text:span><text:span text:style-name="T3">, </text:span><text:span text:style-name="T8">'2019-04-11 11:15:00'</text:span><text:span text:style-name="T3">,</text:span><text:span text:style-name="T8">'30'</text:span><text:span text:style-name="T3">, </text:span><text:span text:style-name="T8">'Konsultacja chirurgicz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8</text:span><text:span text:style-name="T3">, </text:span><text:span text:style-name="T9">1</text:span><text:span text:style-name="T3">, </text:span><text:span text:style-name="T8">'2019-01-28 09:00:00'</text:span><text:span text:style-name="T3">,</text:span><text:span text:style-name="T8">'60'</text:span><text:span text:style-name="T3">, </text:span><text:span text:style-name="T8">'Usuwanie zęba'</text:span><text:span text:style-name="T3">, </text:span><text:span text:style-name="T9">2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2</text:span><text:span text:style-name="T3">, </text:span><text:span text:style-name="T9">1</text:span><text:span text:style-name="T3">, </text:span><text:span text:style-name="T8">'2019-01-28 13:15:00'</text:span><text:span text:style-name="T3">,</text:span><text:span text:style-name="T8">'60'</text:span><text:span text:style-name="T3">, </text:span><text:span text:style-name="T8">'Nacięcie i drenaż ropnia'</text:span><text:span text:style-name="T3">, </text:span><text:span text:style-name="T9">2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15</text:span><text:span text:style-name="T3">, </text:span><text:span text:style-name="T9">2</text:span><text:span text:style-name="T3">, </text:span><text:span text:style-name="T8">'2019-02-26 14:00:00'</text:span><text:span text:style-name="T3">,</text:span><text:span text:style-name="T8">'30'</text:span><text:span text:style-name="T3">, </text:span><text:span text:style-name="T8">'Konsultacja chirurgiczn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14</text:span><text:span text:style-name="T3">, </text:span><text:span text:style-name="T9">5</text:span><text:span text:style-name="T3">, </text:span><text:span text:style-name="T8">'2019-01-31 13:30:00'</text:span><text:span text:style-name="T3">,</text:span><text:span text:style-name="T8">'30'</text:span><text:span text:style-name="T3">, </text:span><text:span text:style-name="T8">'Usunięcie zęb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13</text:span><text:span text:style-name="T3">, </text:span><text:span text:style-name="T9">2</text:span><text:span text:style-name="T3">, </text:span><text:span text:style-name="T8">'2019-03-28 12:15:00'</text:span><text:span text:style-name="T3">,</text:span><text:span text:style-name="T8">'60'</text:span><text:span text:style-name="T3">, </text:span><text:span text:style-name="T8">'Nacięcie i drenaż ropni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2</text:span><text:span text:style-name="T3">, </text:span><text:span text:style-name="T9">12</text:span><text:span text:style-name="T3">, </text:span><text:span text:style-name="T9">5</text:span><text:span text:style-name="T3">, </text:span><text:span text:style-name="T8">'2019-04-19 11:45:00'</text:span><text:span text:style-name="T3">,</text:span><text:span text:style-name="T8">'30'</text:span><text:span text:style-name="T3">, </text:span><text:span text:style-name="T8">'Konsultacja chirurgicz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1</text:span><text:span text:style-name="T3">, </text:span><text:span text:style-name="T9">2</text:span><text:span text:style-name="T3">, </text:span><text:span text:style-name="T8">'2019-01-21 9:30:00'</text:span><text:span text:style-name="T3">,</text:span><text:span text:style-name="T8">'30'</text:span><text:span text:style-name="T3">, </text:span><text:span text:style-name="T8">'Przegląd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2</text:span><text:span text:style-name="T3">, </text:span><text:span text:style-name="T9">2</text:span><text:span text:style-name="T3">, </text:span><text:span text:style-name="T8">'2019-03-21 12:30:00'</text:span><text:span text:style-name="T3">,</text:span><text:span text:style-name="T8">'30'</text:span><text:span text:style-name="T3">, </text:span><text:span text:style-name="T8">'Konsultacja z planem leczeni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3</text:span><text:span text:style-name="T3">, </text:span><text:span text:style-name="T9">7</text:span><text:span text:style-name="T3">, </text:span><text:span text:style-name="T8">'2019-04-11 16:15:00'</text:span><text:span text:style-name="T3">,</text:span><text:span text:style-name="T8">'30'</text:span><text:span text:style-name="T3">, </text:span><text:span text:style-name="T8">'Wypełnienie zęb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4</text:span><text:span text:style-name="T3">, </text:span><text:span text:style-name="T9">1</text:span><text:span text:style-name="T3">, </text:span><text:span text:style-name="T8">'2019-01-04 09:00:00'</text:span><text:span text:style-name="T3">,</text:span><text:span text:style-name="T8">'30'</text:span><text:span text:style-name="T3">, </text:span><text:span text:style-name="T8">'Leczenie próchnicy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7</text:span><text:span text:style-name="T3">, </text:span><text:span text:style-name="T9">4</text:span><text:span text:style-name="T3">, </text:span><text:span text:style-name="T8">'2019-01-29 13:15:00'</text:span><text:span text:style-name="T3">,</text:span><text:span text:style-name="T8">'60'</text:span><text:span text:style-name="T3">, </text:span><text:span text:style-name="T8">'Leczenie próchnicy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6</text:span><text:span text:style-name="T3">, </text:span><text:span text:style-name="T9">2</text:span><text:span text:style-name="T3">, </text:span><text:span text:style-name="T8">'2019-02-11 14:30:00'</text:span><text:span text:style-name="T3">,</text:span><text:span text:style-name="T8">'30'</text:span><text:span text:style-name="T3">, </text:span><text:span text:style-name="T8">'Piaskowanie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15</text:span><text:span text:style-name="T3">, </text:span><text:span text:style-name="T9">5</text:span><text:span text:style-name="T3">, </text:span><text:span text:style-name="T8">'2019-01-14 13:30:00'</text:span><text:span text:style-name="T3">,</text:span><text:span text:style-name="T8">'30'</text:span><text:span text:style-name="T3">, </text:span><text:span text:style-name="T8">'Usuwanie kamieni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6</text:span><text:span text:style-name="T3">, </text:span><text:span text:style-name="T9">3</text:span><text:span text:style-name="T3">, </text:span><text:span text:style-name="T9">2</text:span><text:span text:style-name="T3">, </text:span><text:span text:style-name="T8">'2019-03-28 10:15:00'</text:span><text:span text:style-name="T3">,</text:span><text:span text:style-name="T8">'30'</text:span><text:span text:style-name="T3">, </text:span><text:span text:style-name="T8">'Instruktaż higieny jamy ustnej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oft-page-break/><text:span text:style-name="T2">VALUES </text:span><text:span text:style-name="T7">(</text:span><text:span text:style-name="T9">6</text:span><text:span text:style-name="T3">, </text:span><text:span text:style-name="T9">8</text:span><text:span text:style-name="T3">, </text:span><text:span text:style-name="T9">5</text:span><text:span text:style-name="T3">, </text:span><text:span text:style-name="T8">'2019-04-19 11:45:00'</text:span><text:span text:style-name="T3">,</text:span><text:span text:style-name="T8">'30'</text:span><text:span text:style-name="T3">, </text:span><text:span text:style-name="T8">'Wypełnienie zęb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9">7</text:span><text:span text:style-name="T3">, </text:span><text:span text:style-name="T9">1</text:span><text:span text:style-name="T3">, </text:span><text:span text:style-name="T8">'2019-01-22 14:30:00'</text:span><text:span text:style-name="T3">,</text:span><text:span text:style-name="T8">'30'</text:span><text:span text:style-name="T3">, </text:span><text:span text:style-name="T8">'Przegląd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9">4</text:span><text:span text:style-name="T3">, </text:span><text:span text:style-name="T9">2</text:span><text:span text:style-name="T3">, </text:span><text:span text:style-name="T8">'2019-03-29 11:15:00'</text:span><text:span text:style-name="T3">,</text:span><text:span text:style-name="T8">'30'</text:span><text:span text:style-name="T3">, </text:span><text:span text:style-name="T8">'Konsultacja z planem leczeni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9">3</text:span><text:span text:style-name="T3">, </text:span><text:span text:style-name="T9">5</text:span><text:span text:style-name="T3">, </text:span><text:span text:style-name="T8">'2019-04-24 13:45:00'</text:span><text:span text:style-name="T3">,</text:span><text:span text:style-name="T8">'60'</text:span><text:span text:style-name="T3">, </text:span><text:span text:style-name="T8">'Wypełnienie zęb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9">2</text:span><text:span text:style-name="T3">, </text:span><text:span text:style-name="T9">2</text:span><text:span text:style-name="T3">, </text:span><text:span text:style-name="T8">'2019-01-25 09:00:00'</text:span><text:span text:style-name="T3">,</text:span><text:span text:style-name="T8">'30'</text:span><text:span text:style-name="T3">, </text:span><text:span text:style-name="T8">'Leczenie próchnicy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9">1</text:span><text:span text:style-name="T3">, </text:span><text:span text:style-name="T9">2</text:span><text:span text:style-name="T3">, </text:span><text:span text:style-name="T8">'2019-05-09 12:15:00'</text:span><text:span text:style-name="T3">,</text:span><text:span text:style-name="T8">'60'</text:span><text:span text:style-name="T3">, </text:span><text:span text:style-name="T8">'Leczenie próchnicy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9">9</text:span><text:span text:style-name="T3">, </text:span><text:span text:style-name="T9">9</text:span><text:span text:style-name="T3">, </text:span><text:span text:style-name="T8">'2019-05-13 12:30:00'</text:span><text:span text:style-name="T3">,</text:span><text:span text:style-name="T8">'30'</text:span><text:span text:style-name="T3">, </text:span><text:span text:style-name="T8">'Piaskowanie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9">13</text:span><text:span text:style-name="T3">, </text:span><text:span text:style-name="T9">3</text:span><text:span text:style-name="T3">, </text:span><text:span text:style-name="T8">'2019-06-14 13:30:00'</text:span><text:span text:style-name="T3">,</text:span><text:span text:style-name="T8">'30'</text:span><text:span text:style-name="T3">, </text:span><text:span text:style-name="T8">'Usuwanie kamieni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9">15</text:span><text:span text:style-name="T3">, </text:span><text:span text:style-name="T9">4</text:span><text:span text:style-name="T3">, </text:span><text:span text:style-name="T8">'2019-03-27 10:15:00'</text:span><text:span text:style-name="T3">,</text:span><text:span text:style-name="T8">'30'</text:span><text:span text:style-name="T3">, </text:span><text:span text:style-name="T8">'Instruktaż higieny jamy ustnej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14</text:span><text:span text:style-name="T3">, </text:span><text:span text:style-name="T9">8</text:span><text:span text:style-name="T3">, </text:span><text:span text:style-name="T9">5</text:span><text:span text:style-name="T3">, </text:span><text:span text:style-name="T8">'2019-04-30 09:45:00'</text:span><text:span text:style-name="T3">,</text:span><text:span text:style-name="T8">'30'</text:span><text:span text:style-name="T3">, </text:span><text:span text:style-name="T8">'Wypełnienie zęb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7</text:span><text:span text:style-name="T3">, </text:span><text:span text:style-name="T9">1</text:span><text:span text:style-name="T3">, </text:span><text:span text:style-name="T8">'2019-06-12 14:30:00'</text:span><text:span text:style-name="T3">,</text:span><text:span text:style-name="T8">'30'</text:span><text:span text:style-name="T3">, </text:span><text:span text:style-name="T8">'Przegląd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4</text:span><text:span text:style-name="T3">, </text:span><text:span text:style-name="T9">2</text:span><text:span text:style-name="T3">, </text:span><text:span text:style-name="T8">'2019-03-25 16:15:00'</text:span><text:span text:style-name="T3">,</text:span><text:span text:style-name="T8">'30'</text:span><text:span text:style-name="T3">, </text:span><text:span text:style-name="T8">'Konsultacja z planem leczeni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3</text:span><text:span text:style-name="T3">, </text:span><text:span text:style-name="T9">5</text:span><text:span text:style-name="T3">, </text:span><text:span text:style-name="T8">'2019-04-16 14:45:00'</text:span><text:span text:style-name="T3">,</text:span><text:span text:style-name="T8">'60'</text:span><text:span text:style-name="T3">, </text:span><text:span text:style-name="T8">'Wypełnienie zęb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2</text:span><text:span text:style-name="T3">, </text:span><text:span text:style-name="T9">2</text:span><text:span text:style-name="T3">, </text:span><text:span text:style-name="T8">'2019-01-30 11:00:00'</text:span><text:span text:style-name="T3">,</text:span><text:span text:style-name="T8">'30'</text:span><text:span text:style-name="T3">, </text:span><text:span text:style-name="T8">'Leczenie próchnicy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</text:span><text:span text:style-name="T3">, </text:span><text:span text:style-name="T9">2</text:span><text:span text:style-name="T3">, </text:span><text:span text:style-name="T8">'2019-05-29 12:15:00'</text:span><text:span text:style-name="T3">,</text:span><text:span text:style-name="T8">'60'</text:span><text:span text:style-name="T3">, </text:span><text:span text:style-name="T8">'Leczenie próchnicy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9</text:span><text:span text:style-name="T3">, </text:span><text:span text:style-name="T9">9</text:span><text:span text:style-name="T3">, </text:span><text:span text:style-name="T8">'2019-05-17 12:30:00'</text:span><text:span text:style-name="T3">,</text:span><text:span text:style-name="T8">'30'</text:span><text:span text:style-name="T3">, </text:span><text:span text:style-name="T8">'Piaskowanie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3</text:span><text:span text:style-name="T3">, </text:span><text:span text:style-name="T9">3</text:span><text:span text:style-name="T3">, </text:span><text:span text:style-name="T8">'2019-06-05 13:30:00'</text:span><text:span text:style-name="T3">,</text:span><text:span text:style-name="T8">'30'</text:span><text:span text:style-name="T3">, </text:span><text:span text:style-name="T8">'Usuwanie kamieni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5</text:span><text:span text:style-name="T3">, </text:span><text:span text:style-name="T9">7</text:span><text:span text:style-name="T3">, </text:span><text:span text:style-name="T8">'2019-03-27 14:30:00'</text:span><text:span text:style-name="T3">,</text:span><text:span text:style-name="T8">'30'</text:span><text:span text:style-name="T3">, </text:span><text:span text:style-name="T8">'Instruktaż higieny jamy ustnej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2</text:span><text:span text:style-name="T3">, </text:span><text:span text:style-name="T9">5</text:span><text:span text:style-name="T3">, </text:span><text:span text:style-name="T8">'2019-04-26 09:45:00'</text:span><text:span text:style-name="T3">,</text:span><text:span text:style-name="T8">'60'</text:span><text:span text:style-name="T3">, </text:span><text:span text:style-name="T8">'Wypełnienie zęb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</text:span><text:span text:style-name="T3">, </text:span><text:span text:style-name="T9">3</text:span><text:span text:style-name="T3">, </text:span><text:span text:style-name="T8">'2019-06-14 12:30:00'</text:span><text:span text:style-name="T3">,</text:span><text:span text:style-name="T8">'60'</text:span><text:span text:style-name="T3">, </text:span><text:span text:style-name="T8">'Fluoryzacja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5</text:span><text:span text:style-name="T3">, </text:span><text:span text:style-name="T9">4</text:span><text:span text:style-name="T3">, </text:span><text:span text:style-name="T8">'2019-03-20 10:15:00'</text:span><text:span text:style-name="T3">,</text:span><text:span text:style-name="T8">'90'</text:span><text:span text:style-name="T3">, </text:span><text:span text:style-name="T8">'Leczenie kanałowe'</text:span><text:span text:style-name="T3">, </text:span><text:span text:style-name="T9">1</text:span><text:span text:style-name="T3">, </text:span><text:span text:style-name="T8">'oczekująca'</text:span><text:span text:style-name="T7">)</text:span><text:span text:style-name="T3">;</text:span><text:line-break/><text:span text:style-name="T2">INSERT INTO </text:span><text:span text:style-name="T7">wizyty(</text:span><text:span text:style-name="T10">lekarz</text:span><text:span text:style-name="T3">, </text:span><text:span text:style-name="T10">pacjent</text:span><text:span text:style-name="T3">, </text:span><text:span text:style-name="T10">gabinet</text:span><text:span text:style-name="T3">, </text:span><text:span text:style-name="T10">data_wizyty</text:span><text:span text:style-name="T3">, </text:span><text:span text:style-name="T10">czas_wizyty</text:span><text:span text:style-name="T3">, </text:span><text:span text:style-name="T7">cel_wizyty</text:span><text:span text:style-name="T3">, </text:span><text:span text:style-name="T10">priorytet</text:span><text:span text:style-name="T3">, </text:span><text:span text:style-name="T10">status_wizyty</text:span><text:span text:style-name="T7">)</text:span><text:line-break/><text:span text:style-name="T2">VALUES </text:span><text:span text:style-name="T7">(</text:span><text:span text:style-name="T9">7</text:span><text:span text:style-name="T3">, </text:span><text:span text:style-name="T9">1</text:span><text:span text:style-name="T3">, </text:span><text:span text:style-name="T9">3</text:span><text:span text:style-name="T3">, </text:span><text:span text:style-name="T8">'2019-04-02 10:30:00'</text:span><text:span text:style-name="T3">,</text:span><text:span text:style-name="T8">'30'</text:span><text:span text:style-name="T3">, </text:span><text:span text:style-name="T8">'Leczenie kanałowe'</text:span><text:span text:style-name="T3">, </text:span><text:span text:style-name="T9">2</text:span><text:span text:style-name="T3">, </text:span><text:span text:style-name="T8">'oczekująca'</text:span><text:span text:style-name="T7">)</text:span><text:span text:style-name="T3">;</text:span><text:line-break/><text:soft-page-break/><text:span text:style-name="T1">#-------------------------------------&gt; END &lt;-------------------------------------------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01:28:58.083457533</meta:creation-date>
    <dc:date>2019-02-07T14:57:11.340954189</dc:date>
    <meta:editing-duration>PT6M54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7" meta:paragraph-count="6" meta:word-count="5840" meta:character-count="52628" meta:non-whitespace-character-count="46705"/>
  </office:meta>
</office:document-meta>
</file>